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automatic-styles>
    <style:style style:name="P1" style:family="paragraph" style:parent-style-name="Standard" style:list-style-name="WW8Num8"/>
    <style:style style:name="P2" style:family="paragraph" style:parent-style-name="Standard" style:list-style-name="WW8Num13"/>
    <style:style style:name="P3" style:family="paragraph" style:parent-style-name="Standard" style:list-style-name="WW8Num1"/>
    <style:style style:name="P4" style:family="paragraph" style:parent-style-name="Standard" style:list-style-name="WW8Num5"/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0cm" fo:margin-right="-1.323cm" fo:text-indent="0cm" style:auto-text-indent="false"/>
    </style:style>
    <style:style style:name="P7" style:family="paragraph" style:parent-style-name="Heading_20_2" style:master-page-name="Standard"/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WW8Num8">
      <style:paragraph-properties fo:text-align="start" style:justify-single-word="false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WW8Num8">
      <style:paragraph-properties fo:margin-left="-1.249cm" fo:margin-right="0cm" fo:text-indent="0cm" style:auto-text-indent="false"/>
    </style:style>
    <style:style style:name="P12" style:family="paragraph" style:parent-style-name="Standard" style:list-style-name="WW8Num8">
      <style:paragraph-properties fo:margin-left="0cm" fo:margin-right="0cm" fo:text-indent="0cm" style:auto-text-indent="false"/>
    </style:style>
    <style:style style:name="P13" style:family="paragraph" style:parent-style-name="Standard" style:list-style-name="WW8Num8">
      <style:paragraph-properties fo:margin-left="1.249cm" fo:margin-right="0cm" fo:text-indent="0cm" style:auto-text-indent="false"/>
    </style:style>
    <style:style style:name="P14" style:family="paragraph" style:parent-style-name="Standard" style:list-style-name="WW8Num8">
      <style:paragraph-properties fo:margin-left="1.249cm" fo:margin-right="0cm" fo:text-align="start" style:justify-single-word="false" fo:text-indent="0cm" style:auto-text-indent="false"/>
    </style:style>
    <style:style style:name="P15" style:family="paragraph" style:parent-style-name="Standard" style:list-style-name="WW8Num8">
      <style:paragraph-properties fo:margin-left="2.498cm" fo:margin-right="0cm" fo:text-indent="0cm" style:auto-text-indent="false"/>
    </style:style>
    <style:style style:name="P16" style:family="paragraph" style:parent-style-name="Standard" style:list-style-name="WW8Num8">
      <style:paragraph-properties fo:margin-left="2.498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 style:list-style-name="L2">
      <style:paragraph-properties fo:margin-left="-1.249cm" fo:margin-right="0cm" fo:text-indent="0cm" style:auto-text-indent="false"/>
    </style:style>
    <style:style style:name="P19" style:family="paragraph" style:parent-style-name="Standard" style:list-style-name="L3">
      <style:paragraph-properties fo:margin-left="0cm" fo:margin-right="0cm" fo:text-indent="0cm" style:auto-text-indent="false"/>
    </style:style>
    <style:style style:name="P20" style:family="paragraph" style:parent-style-name="Normální_20__28_síť_20_WWW_29_">
      <style:paragraph-properties fo:margin-top="0cm" fo:margin-bottom="0cm"/>
      <style:text-properties style:font-name="Times New Roman" style:font-name-asian="Times New Roman" style:font-name-complex="Times New Roman"/>
    </style:style>
    <style:style style:name="P21" style:family="paragraph" style:parent-style-name="Standard">
      <style:text-properties style:text-underline-style="solid" style:text-underline-width="auto" style:text-underline-color="font-color"/>
    </style:style>
    <style:style style:name="P22" style:family="paragraph" style:parent-style-name="Standard" style:list-style-name="WW8Num12"/>
    <style:style style:name="P23" style:family="paragraph" style:parent-style-name="Standard">
      <style:paragraph-properties fo:margin-left="-1.249cm" fo:margin-right="0cm" fo:text-align="start" style:justify-single-word="false" fo:text-indent="0cm" style:auto-text-indent="false"/>
    </style:style>
    <style:style style:name="P24" style:family="paragraph" style:parent-style-name="Standard" style:list-style-name="WW8Num8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1.905cm" fo:margin-right="0cm" fo:text-indent="0cm" style:auto-text-indent="false"/>
    </style:style>
    <style:style style:name="P26" style:family="paragraph" style:parent-style-name="Standard" style:list-style-name="WW8Num2"/>
    <style:style style:name="P27" style:family="paragraph" style:parent-style-name="Standard" style:list-style-name="L4">
      <style:paragraph-properties fo:margin-left="1.249cm" fo:margin-right="0cm" fo:text-indent="0cm" style:auto-text-indent="false"/>
    </style:style>
    <style:style style:name="P28" style:family="paragraph" style:parent-style-name="Standard" style:list-style-name="WW8Num9"/>
    <style:style style:name="P29" style:family="paragraph" style:parent-style-name="Standard">
      <style:text-properties fo:language="en" fo:country="US"/>
    </style:style>
    <style:style style:name="P30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language="en" fo:country="US"/>
    </style:style>
    <style:style style:name="P31" style:family="paragraph" style:parent-style-name="Standard">
      <style:paragraph-properties fo:text-align="start" style:justify-single-word="false"/>
      <style:text-properties fo:language="en" fo:country="US"/>
    </style:style>
    <style:style style:name="P32" style:family="paragraph" style:parent-style-name="Text_20_body">
      <style:text-properties fo:language="en" fo:country="US" fo:font-weight="bold" style:font-weight-asian="bold" style:font-weight-complex="bold"/>
    </style:style>
    <style:style style:name="P33" style:family="paragraph" style:parent-style-name="Text_20_body">
      <style:text-properties fo:language="en" fo:country="US"/>
    </style:style>
    <style:style style:name="P34" style:family="paragraph" style:parent-style-name="Standard" style:list-style-name="L5">
      <style:text-properties fo:language="en" fo:country="US"/>
    </style:style>
    <style:style style:name="P35" style:family="paragraph" style:parent-style-name="Standard" style:list-style-name="WW8Num8">
      <style:paragraph-properties fo:margin-left="0cm" fo:margin-right="-1.323cm" fo:text-indent="0cm" style:auto-text-indent="false"/>
    </style:style>
    <style:style style:name="P36" style:family="paragraph" style:parent-style-name="Standard" style:list-style-name="WW8Num8">
      <style:text-properties fo:language="en" fo:country="US"/>
    </style:style>
    <style:style style:name="P37" style:family="paragraph" style:parent-style-name="Standard" style:list-style-name="L6">
      <style:text-properties fo:language="en" fo:country="US"/>
    </style:style>
    <style:style style:name="P38" style:family="paragraph" style:parent-style-name="Standard" style:list-style-name="L7">
      <style:text-properties fo:language="en" fo:country="US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0000"/>
    </style:style>
    <style:style style:name="T8" style:family="text">
      <style:text-properties fo:language="en" fo:country="US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tracked-changes>
        <text:changed-region text:id="ct55137768">
          <text:insertion>
            <office:change-info>
              <dc:creator>l l</dc:creator>
              <dc:date>2006-07-11T14:15:00</dc:date>
            </office:change-info>
          </text:insertion>
        </text:changed-region>
        <text:changed-region text:id="ct55138248">
          <text:insertion>
            <office:change-info>
              <dc:creator>l l</dc:creator>
              <dc:date>2006-07-11T14:16:00</dc:date>
            </office:change-info>
          </text:insertion>
        </text:changed-region>
        <text:changed-region text:id="ct55138384">
          <text:deletion>
            <office:change-info>
              <dc:creator>l l</dc:creator>
              <dc:date>2006-07-11T14:15:00</dc:date>
            </office:change-info>
            <text:p text:style-name="Standard">ek</text:p>
          </text:deletion>
        </text:changed-region>
        <text:changed-region text:id="ct55140816">
          <text:deletion>
            <office:change-info>
              <dc:creator>l l</dc:creator>
              <dc:date>2006-07-11T14:16:00</dc:date>
            </office:change-info>
            <text:p text:style-name="Standard">,</text:p>
          </text:deletion>
        </text:changed-region>
        <text:changed-region text:id="ct55142016">
          <text:insertion>
            <office:change-info>
              <dc:creator>l l</dc:creator>
              <dc:date>2006-07-11T15:13:00</dc:date>
            </office:change-info>
          </text:insertion>
        </text:changed-region>
        <text:changed-region text:id="ct55142216">
          <text:insertion>
            <office:change-info>
              <dc:creator>l l</dc:creator>
              <dc:date>2006-07-11T14:24:00</dc:date>
            </office:change-info>
          </text:insertion>
        </text:changed-region>
        <text:changed-region text:id="ct55146904">
          <text:insertion>
            <office:change-info>
              <dc:creator>l l</dc:creator>
              <dc:date>2006-07-11T14:17:00</dc:date>
            </office:change-info>
          </text:insertion>
        </text:changed-region>
        <text:changed-region text:id="ct55145688">
          <text:insertion>
            <office:change-info>
              <dc:creator>l l</dc:creator>
              <dc:date>2006-07-11T15:13:00</dc:date>
            </office:change-info>
          </text:insertion>
        </text:changed-region>
        <text:changed-region text:id="ct55133096">
          <text:insertion>
            <office:change-info>
              <dc:creator>l l</dc:creator>
              <dc:date>2006-07-11T14:19:00</dc:date>
            </office:change-info>
          </text:insertion>
        </text:changed-region>
        <text:changed-region text:id="ct55138008">
          <text:insertion>
            <office:change-info>
              <dc:creator>l l</dc:creator>
              <dc:date>2006-07-11T14:20:00</dc:date>
            </office:change-info>
          </text:insertion>
        </text:changed-region>
        <text:changed-region text:id="ct55137464">
          <text:deletion>
            <office:change-info>
              <dc:creator>l l</dc:creator>
              <dc:date>2006-07-11T14:21:00</dc:date>
            </office:change-info>
            <text:p text:style-name="Standard"><text:s/></text:p>
          </text:deletion>
        </text:changed-region>
        <text:changed-region text:id="ct55137664">
          <text:deletion>
            <office:change-info>
              <dc:creator>l l</dc:creator>
              <dc:date>2006-07-11T14:20:00</dc:date>
            </office:change-info>
            <text:p text:style-name="Standard">tento</text:p>
          </text:deletion>
        </text:changed-region>
        <text:changed-region text:id="ct55137264">
          <text:insertion>
            <office:change-info>
              <dc:creator>l l</dc:creator>
              <dc:date>2006-07-11T14:20:00</dc:date>
            </office:change-info>
          </text:insertion>
        </text:changed-region>
        <text:changed-region text:id="ct55137064">
          <text:insertion>
            <office:change-info>
              <dc:creator>l l</dc:creator>
              <dc:date>2006-07-11T14:21:00</dc:date>
            </office:change-info>
          </text:insertion>
        </text:changed-region>
        <text:changed-region text:id="ct55133440">
          <text:deletion>
            <office:change-info>
              <dc:creator>l l</dc:creator>
              <dc:date>2006-07-11T14:13:00</dc:date>
            </office:change-info>
            <text:p text:style-name="Standard">a tomu tak bude navěky</text:p>
          </text:deletion>
        </text:changed-region>
        <text:changed-region text:id="ct55133576">
          <text:deletion>
            <office:change-info>
              <dc:creator>l l</dc:creator>
              <dc:date>2006-07-11T14:14:00</dc:date>
            </office:change-info>
            <text:p text:style-name="Standard">bude 1:1 </text:p>
          </text:deletion>
        </text:changed-region>
        <text:changed-region text:id="ct55136864">
          <text:deletion>
            <office:change-info>
              <dc:creator>l l</dc:creator>
              <dc:date>2006-07-11T14:21:00</dc:date>
            </office:change-info>
            <text:p text:style-name="Standard"><text:s/></text:p>
          </text:deletion>
        </text:changed-region>
        <text:changed-region text:id="ct55133304">
          <text:insertion>
            <office:change-info>
              <dc:creator>l l</dc:creator>
              <dc:date>2006-07-11T15:13:00</dc:date>
            </office:change-info>
          </text:insertion>
        </text:changed-region>
        <text:changed-region text:id="ct55133200">
          <text:insertion>
            <office:change-info>
              <dc:creator>l l</dc:creator>
              <dc:date>2006-07-11T15:14:00</dc:date>
            </office:change-info>
          </text:insertion>
        </text:changed-region>
        <text:changed-region text:id="ct55129552">
          <text:insertion>
            <office:change-info>
              <dc:creator>l l</dc:creator>
              <dc:date>2006-07-11T14:26:00</dc:date>
            </office:change-info>
          </text:insertion>
        </text:changed-region>
        <text:changed-region text:id="ct55132992">
          <text:deletion>
            <office:change-info>
              <dc:creator>l l</dc:creator>
              <dc:date>2006-07-11T14:27:00</dc:date>
            </office:change-info>
            <text:p text:style-name="Standard">pro některé nálezy</text:p>
          </text:deletion>
        </text:changed-region>
        <text:changed-region text:id="ct55132888">
          <text:deletion>
            <office:change-info>
              <dc:creator>l l</dc:creator>
              <dc:date>2006-07-11T14:27:00</dc:date>
            </office:change-info>
            <text:p text:style-name="Standard">na 1: 1 viz. Editace)</text:p>
          </text:deletion>
        </text:changed-region>
        <text:changed-region text:id="ct55128288">
          <text:deletion>
            <office:change-info>
              <dc:creator>l l</dc:creator>
              <dc:date>2006-07-11T14:27:00</dc:date>
            </office:change-info>
            <text:p text:style-name="Standard">otázka zda nějaký import bude umět vložit dávkově údaje o kytkách</text:p>
          </text:deletion>
        </text:changed-region>
        <text:changed-region text:id="ct55128392">
          <text:insertion>
            <office:change-info>
              <dc:creator>l l</dc:creator>
              <dc:date>2006-07-11T14:27:00</dc:date>
            </office:change-info>
          </text:insertion>
        </text:changed-region>
        <text:changed-region text:id="ct55128736">
          <text:insertion>
            <office:change-info>
              <dc:creator>l l</dc:creator>
              <dc:date>2006-07-11T14:28:00</dc:date>
            </office:change-info>
          </text:insertion>
        </text:changed-region>
        <text:changed-region text:id="ct55128872">
          <text:insertion>
            <office:change-info>
              <dc:creator>l l</dc:creator>
              <dc:date>2006-07-11T14:29:00</dc:date>
            </office:change-info>
          </text:insertion>
        </text:changed-region>
        <text:changed-region text:id="ct55127888">
          <text:deletion>
            <office:change-info>
              <dc:creator>l l</dc:creator>
              <dc:date>2006-07-11T14:30:00</dc:date>
            </office:change-info>
            <text:p text:style-name="Standard"><text:span text:style-name="T1">importu</text:span></text:p>
          </text:deletion>
        </text:changed-region>
        <text:changed-region text:id="ct55126448">
          <text:insertion>
            <office:change-info>
              <dc:creator>l l</dc:creator>
              <dc:date>2006-07-11T14:30:00</dc:date>
            </office:change-info>
          </text:insertion>
        </text:changed-region>
        <text:changed-region text:id="ct55126648">
          <text:deletion>
            <office:change-info>
              <dc:creator>l l</dc:creator>
              <dc:date>2006-07-11T14:30:00</dc:date>
            </office:change-info>
            <text:p text:style-name="Standard">import</text:p>
          </text:deletion>
        </text:changed-region>
        <text:changed-region text:id="ct55128088">
          <text:insertion>
            <office:change-info>
              <dc:creator>l l</dc:creator>
              <dc:date>2006-07-11T14:30:00</dc:date>
            </office:change-info>
          </text:insertion>
        </text:changed-region>
        <text:changed-region text:id="ct55132688">
          <text:insertion>
            <office:change-info>
              <dc:creator>l l</dc:creator>
              <dc:date>2006-07-11T14:32:00</dc:date>
            </office:change-info>
          </text:insertion>
        </text:changed-region>
        <text:changed-region text:id="ct55132488">
          <text:insertion>
            <office:change-info>
              <dc:creator>l l</dc:creator>
              <dc:date>2006-07-11T14:31:00</dc:date>
            </office:change-info>
          </text:insertion>
        </text:changed-region>
        <text:changed-region text:id="ct55132288">
          <text:insertion>
            <office:change-info>
              <dc:creator>l l</dc:creator>
              <dc:date>2006-07-11T14:31:00</dc:date>
            </office:change-info>
          </text:insertion>
        </text:changed-region>
        <text:changed-region text:id="ct55131144">
          <text:deletion>
            <office:change-info>
              <dc:creator>l l</dc:creator>
              <dc:date>2006-07-11T14:31:00</dc:date>
            </office:change-info>
            <text:p text:style-name="Standard">, který byl vložen dávkově</text:p>
          </text:deletion>
        </text:changed-region>
        <text:changed-region text:id="ct55131360">
          <text:insertion>
            <office:change-info>
              <dc:creator>l l</dc:creator>
              <dc:date>2006-07-11T14:32:00</dc:date>
            </office:change-info>
          </text:insertion>
        </text:changed-region>
        <text:changed-region text:id="ct55138112">
          <text:deletion>
            <office:change-info>
              <dc:creator>l l</dc:creator>
              <dc:date>2006-07-11T14:41:00</dc:date>
            </office:change-info>
            <text:p text:style-name="Standard"><text:span text:style-name="T1"><text:s/></text:span></text:p>
          </text:deletion>
        </text:changed-region>
        <text:changed-region text:id="ct55122528">
          <text:insertion>
            <office:change-info>
              <dc:creator>l l</dc:creator>
              <dc:date>2006-07-11T14:41:00</dc:date>
            </office:change-info>
          </text:insertion>
        </text:changed-region>
        <text:changed-region text:id="ct55122728">
          <text:insertion>
            <office:change-info>
              <dc:creator>l l</dc:creator>
              <dc:date>2006-07-11T14:42:00</dc:date>
            </office:change-info>
          </text:insertion>
        </text:changed-region>
        <text:changed-region text:id="ct55122928">
          <text:insertion>
            <office:change-info>
              <dc:creator>l l</dc:creator>
              <dc:date>2006-07-11T14:43:00</dc:date>
            </office:change-info>
          </text:insertion>
        </text:changed-region>
        <text:changed-region text:id="ct55123032">
          <text:insertion>
            <office:change-info>
              <dc:creator>l l</dc:creator>
              <dc:date>2006-07-11T14:44:00</dc:date>
            </office:change-info>
          </text:insertion>
        </text:changed-region>
        <text:changed-region text:id="ct55123344">
          <text:insertion>
            <office:change-info>
              <dc:creator>l l</dc:creator>
              <dc:date>2006-07-11T14:45:00</dc:date>
            </office:change-info>
          </text:insertion>
        </text:changed-region>
        <text:changed-region text:id="ct55123448">
          <text:deletion>
            <office:change-info>
              <dc:creator>l l</dc:creator>
              <dc:date>2006-07-11T14:45:00</dc:date>
            </office:change-info>
            <text:p text:style-name="Standard">, kde se uvede</text:p>
          </text:deletion>
        </text:changed-region>
        <text:changed-region text:id="ct55116184">
          <text:deletion>
            <office:change-info>
              <dc:creator>l l</dc:creator>
              <dc:date>2006-07-11T14:38:00</dc:date>
            </office:change-info>
            <text:list text:style-name="WW8Num8">
              <text:list-item>
                <text:list>
                  <text:list-item>
                    <text:p text:style-name="P1">tHistoryChange.cOccurrenceId = „id vloženého nálezu v tOccurrences“ </text:p>
                  </text:list-item>
                </text:list>
              </text:list-item>
            </text:list>
          </text:deletion>
        </text:changed-region>
        <text:changed-region text:id="ct55116032">
          <text:insertion>
            <office:change-info>
              <dc:creator>l l</dc:creator>
              <dc:date>2006-07-11T14:39:00</dc:date>
            </office:change-info>
          </text:insertion>
        </text:changed-region>
        <text:changed-region text:id="ct55123552">
          <text:deletion>
            <office:change-info>
              <dc:creator>l l</dc:creator>
              <dc:date>2006-07-11T14:39:00</dc:date>
            </office:change-info>
            <text:p text:style-name="Standard">0 (defaultní hodnota v db – znamená, že RecordId se pro insert nenastavuje. Indexování řádků v db je od jedné.)</text:p>
          </text:deletion>
        </text:changed-region>
        <text:changed-region text:id="ct55115568">
          <text:deletion>
            <office:change-info>
              <dc:creator>l l</dc:creator>
              <dc:date>2006-07-11T14:37:00</dc:date>
            </office:change-info>
            <text:p text:style-name="Standard">Není potřeba ukládat informace o insertu do tHabitats (insert do tHabitats se provede vždy při přidání nového záznamu), protože id nového řádku v tHabitats, které nás bude pro konkrétní záznam zajímat, zjistíme z tOccurrences.cHabitatId.</text:p>
          </text:deletion>
        </text:changed-region>
        <text:changed-region text:id="ct55115352">
          <text:insertion>
            <office:change-info>
              <dc:creator>l l</dc:creator>
              <dc:date>2006-07-11T14:40:00</dc:date>
            </office:change-info>
          </text:insertion>
        </text:changed-region>
        <text:changed-region text:id="ct55126768">
          <text:deletion>
            <office:change-info>
              <dc:creator>l l</dc:creator>
              <dc:date>2006-07-11T14:40:00</dc:date>
            </office:change-info>
            <text:list text:style-name="WW8Num8">
              <text:list-item>
                <text:list>
                  <text:list-header>
                    <text:p text:style-name="P1"><text:span text:style-name="T1"/></text:p>
                  </text:list-header>
                  <text:list-item>
                    <text:p text:style-name="P1"><text:span text:style-name="T1"/></text:p>
                  </text:list-item>
                </text:list>
              </text:list-item>
            </text:list>
          </text:deletion>
        </text:changed-region>
        <text:changed-region text:id="ct55129008">
          <text:insertion>
            <office:change-info>
              <dc:creator>l l</dc:creator>
              <dc:date>2006-07-11T14:40:00</dc:date>
            </office:change-info>
          </text:insertion>
        </text:changed-region>
        <text:changed-region text:id="ct55119488">
          <text:insertion>
            <office:change-info>
              <dc:creator>l l</dc:creator>
              <dc:date>2006-07-11T14:46:00</dc:date>
            </office:change-info>
          </text:insertion>
        </text:changed-region>
        <text:changed-region text:id="ct55122328">
          <text:insertion>
            <office:change-info>
              <dc:creator>l l</dc:creator>
              <dc:date>2006-07-11T14:40:00</dc:date>
            </office:change-info>
          </text:insertion>
        </text:changed-region>
        <text:changed-region text:id="ct55109896">
          <text:insertion>
            <office:change-info>
              <dc:creator>l l</dc:creator>
              <dc:date>2006-07-11T15:11:00</dc:date>
            </office:change-info>
          </text:insertion>
        </text:changed-region>
        <text:changed-region text:id="ct55173584">
          <text:deletion>
            <office:change-info>
              <dc:creator>l l</dc:creator>
              <dc:date>2006-07-11T14:49:00</dc:date>
            </office:change-info>
            <text:list text:style-name="WW8Num8">
              <text:list-item>
                <text:list>
                  <text:list-item>
                    <text:p text:style-name="P1">tHistoryChange.cOccurrenceId = 0 (bude mít nastavenou defaultní hodnotu, v db budou id záznamu od 1)</text:p>
                  </text:list-item>
                </text:list>
              </text:list-item>
            </text:list>
          </text:deletion>
        </text:changed-region>
        <text:changed-region text:id="ct55177608">
          <text:insertion>
            <office:change-info>
              <dc:creator>l l</dc:creator>
              <dc:date>2006-07-11T14:49:00</dc:date>
            </office:change-info>
          </text:insertion>
        </text:changed-region>
        <text:changed-region text:id="ct55110440">
          <text:deletion>
            <office:change-info>
              <dc:creator>l l</dc:creator>
              <dc:date>2006-07-11T14:50:00</dc:date>
            </office:change-info>
            <text:p text:style-name="Standard">podle příslušné tabulky</text:p>
          </text:deletion>
        </text:changed-region>
        <text:changed-region text:id="ct55115136">
          <text:insertion>
            <office:change-info>
              <dc:creator>l l</dc:creator>
              <dc:date>2006-07-11T15:41:00</dc:date>
            </office:change-info>
          </text:insertion>
        </text:changed-region>
        <text:changed-region text:id="ct55178120">
          <text:insertion>
            <office:change-info>
              <dc:creator>l l</dc:creator>
              <dc:date>2006-07-11T15:42:00</dc:date>
            </office:change-info>
          </text:insertion>
        </text:changed-region>
        <text:changed-region text:id="ct55177984">
          <text:insertion>
            <office:change-info>
              <dc:creator>l l</dc:creator>
              <dc:date>2006-07-11T16:13:00</dc:date>
            </office:change-info>
          </text:insertion>
        </text:changed-region>
        <text:changed-region text:id="ct55178392">
          <text:insertion>
            <office:change-info>
              <dc:creator>l l</dc:creator>
              <dc:date>2006-07-11T15:48:00</dc:date>
            </office:change-info>
          </text:insertion>
        </text:changed-region>
        <text:changed-region text:id="ct128235784">
          <text:insertion>
            <office:change-info>
              <dc:creator>l l</dc:creator>
              <dc:date>2006-07-12T09:44:00</dc:date>
            </office:change-info>
          </text:insertion>
        </text:changed-region>
        <text:changed-region text:id="ct128269336">
          <text:insertion>
            <office:change-info>
              <dc:creator>l l</dc:creator>
              <dc:date>2006-07-11T15:48:00</dc:date>
            </office:change-info>
          </text:insertion>
        </text:changed-region>
        <text:changed-region text:id="ct55178256">
          <text:insertion>
            <office:change-info>
              <dc:creator>l l</dc:creator>
              <dc:date>2006-07-11T15:50:00</dc:date>
            </office:change-info>
          </text:insertion>
        </text:changed-region>
        <text:changed-region text:id="ct128238560">
          <text:insertion>
            <office:change-info>
              <dc:creator>l l</dc:creator>
              <dc:date>2006-07-12T09:45:00</dc:date>
            </office:change-info>
          </text:insertion>
        </text:changed-region>
        <text:changed-region text:id="ct128237464">
          <text:insertion>
            <office:change-info>
              <dc:creator>l l</dc:creator>
              <dc:date>2006-07-11T15:50:00</dc:date>
            </office:change-info>
          </text:insertion>
        </text:changed-region>
        <text:changed-region text:id="ct55178664">
          <text:insertion>
            <office:change-info>
              <dc:creator>l l</dc:creator>
              <dc:date>2006-07-11T16:02:00</dc:date>
            </office:change-info>
          </text:insertion>
        </text:changed-region>
        <text:changed-region text:id="ct55178528">
          <text:insertion>
            <office:change-info>
              <dc:creator>l l</dc:creator>
              <dc:date>2006-07-11T16:03:00</dc:date>
            </office:change-info>
          </text:insertion>
        </text:changed-region>
        <text:changed-region text:id="ct55177848">
          <text:insertion>
            <office:change-info>
              <dc:creator>l l</dc:creator>
              <dc:date>2006-07-11T16:12:00</dc:date>
            </office:change-info>
          </text:insertion>
        </text:changed-region>
        <text:changed-region text:id="ct55472448">
          <text:insertion>
            <office:change-info>
              <dc:creator>l l</dc:creator>
              <dc:date>2006-07-11T16:13:00</dc:date>
            </office:change-info>
          </text:insertion>
        </text:changed-region>
        <text:changed-region text:id="ct55110168">
          <text:deletion>
            <office:change-info>
              <dc:creator>l l</dc:creator>
              <dc:date>2006-07-11T14:57:00</dc:date>
            </office:change-info>
            <text:list text:style-name="WW8Num13">
              <text:list-item>
                <text:p text:style-name="P2"><text:s/>systém se zeptá, zda se daný údaj má změnit pro všechny nebo jen pro ten jeden nález. Je několik případů:</text:p>
              </text:list-item>
            </text:list>
            <text:list text:style-name="WW8Num1">
              <text:list-item>
                <text:p text:style-name="P3">A) <text:s/>Údaj je z tabulky tOccurrences – v této chvíli by se systém neměl ani ptát a rovnou daný údaj zeditovat</text:p>
              </text:list-item>
            </text:list>
            <text:list text:style-name="WW8Num5">
              <text:list-item>
                <text:list>
                  <text:list-item>
                    <text:p text:style-name="P4">B) <text:s/>Údaj je z tabulky tHabitats + uživatel to chce změnit všem – ok, tak uděláme update do dané tabulky</text:p>
                  </text:list-item>
                </text:list>
              </text:list-item>
              <text:list-item>
                <text:p text:style-name="P4">C) <text:s/>Údaj je z tabulky tHabitats + uživatel to chce změnit jen tomu jednomu zaznamu – tak do tabulky tHabitats se <text:s/>udělá insert a tOccurrence.cHabitatId se nastaví nová hodnota. V této chvíli se pro tento záznam vytvoří vazba 1:1 mezi tOccurrences a tHabitats, tato vazba se pro tento nález už nikdy nezmění.</text:p>
              </text:list-item>
            </text:list>
          </text:deletion>
        </text:changed-region>
        <text:changed-region text:id="ct55066976">
          <text:deletion>
            <office:change-info>
              <dc:creator>l l</dc:creator>
              <dc:date>2006-07-11T14:11:00</dc:date>
            </office:change-info>
            <text:p text:style-name="Standard"><text:s/></text:p>
          </text:deletion>
        </text:changed-region>
        <text:changed-region text:id="ct55473200">
          <text:deletion>
            <office:change-info>
              <dc:creator>l l</dc:creator>
              <dc:date>2006-07-11T14:57:00</dc:date>
            </office:change-info>
            <text:list text:style-name="WW8Num5">
              <text:list-item>
                <text:p text:style-name="P4">Editace nálezu, který <text:span text:style-name="T2">nebyl</text:span> vložen dávkově (vazba tOccurrences a tHabitats je 1:1) – můžem bez problémů dělat update</text:p>
              </text:list-item>
            </text:list>
            <text:list text:style-name="WW8Num13" text:continue-numbering="true">
              <text:list-item>
                <text:p text:style-name="P2">Editace nálezu, který <text:span text:style-name="T2">byl</text:span> vložen dávkově (vazba tOccurrences a tHabitats je N:1) -</text:p>
              </text:list-item>
            </text:list>
          </text:deletion>
        </text:changed-region>
        <text:changed-region text:id="ct55142616">
          <text:insertion>
            <office:change-info>
              <dc:creator>l l</dc:creator>
              <dc:date>2006-07-11T14:58:00</dc:date>
            </office:change-info>
          </text:insertion>
        </text:changed-region>
        <text:changed-region text:id="ct55475144">
          <text:insertion>
            <office:change-info>
              <dc:creator>l l</dc:creator>
              <dc:date>2006-07-11T14:57:00</dc:date>
            </office:change-info>
          </text:insertion>
        </text:changed-region>
        <text:changed-region text:id="ct55479912">
          <text:insertion>
            <office:change-info>
              <dc:creator>l l</dc:creator>
              <dc:date>2006-07-11T14:58:00</dc:date>
            </office:change-info>
          </text:insertion>
        </text:changed-region>
        <text:changed-region text:id="ct55480736">
          <text:insertion>
            <office:change-info>
              <dc:creator>l l</dc:creator>
              <dc:date>2006-07-11T14:59:00</dc:date>
            </office:change-info>
          </text:insertion>
        </text:changed-region>
        <text:changed-region text:id="ct55481464">
          <text:insertion>
            <office:change-info>
              <dc:creator>l l</dc:creator>
              <dc:date>2006-07-11T15:00:00</dc:date>
            </office:change-info>
          </text:insertion>
        </text:changed-region>
        <text:changed-region text:id="ct55482136">
          <text:insertion>
            <office:change-info>
              <dc:creator>l l</dc:creator>
              <dc:date>2006-07-11T15:01:00</dc:date>
            </office:change-info>
          </text:insertion>
        </text:changed-region>
        <text:changed-region text:id="ct55482280">
          <text:insertion>
            <office:change-info>
              <dc:creator>l l</dc:creator>
              <dc:date>2006-07-11T15:02:00</dc:date>
            </office:change-info>
          </text:insertion>
        </text:changed-region>
        <text:changed-region text:id="ct130265816">
          <text:insertion>
            <office:change-info>
              <dc:creator>l l</dc:creator>
              <dc:date>2006-07-12T09:55:00</dc:date>
            </office:change-info>
          </text:insertion>
        </text:changed-region>
        <text:changed-region text:id="ct55483808">
          <text:insertion>
            <office:change-info>
              <dc:creator>l l</dc:creator>
              <dc:date>2006-07-11T15:03:00</dc:date>
            </office:change-info>
          </text:insertion>
        </text:changed-region>
        <text:changed-region text:id="ct55483976">
          <text:deletion>
            <office:change-info>
              <dc:creator>l l</dc:creator>
              <dc:date>2006-07-11T15:03:00</dc:date>
            </office:change-info>
            <text:list text:style-name="WW8Num8">
              <text:list-item text:start-value="1">
                <text:list>
                  <text:list-item text:start-value="1">
                    <text:p text:style-name="P1">tHistoryChange.cOccurrenceId = „id editovaného nálezu v tOccurrences“ </text:p>
                  </text:list-item>
                </text:list>
              </text:list-item>
            </text:list>
          </text:deletion>
        </text:changed-region>
        <text:changed-region text:id="ct55493200">
          <text:insertion>
            <office:change-info>
              <dc:creator>l l</dc:creator>
              <dc:date>2006-07-11T15:04:00</dc:date>
            </office:change-info>
          </text:insertion>
        </text:changed-region>
        <text:changed-region text:id="ct130548144">
          <text:insertion>
            <office:change-info>
              <dc:creator>l l</dc:creator>
              <dc:date>2006-07-12T09:50:00</dc:date>
            </office:change-info>
          </text:insertion>
        </text:changed-region>
        <text:changed-region text:id="ct55484112">
          <text:deletion>
            <office:change-info>
              <dc:creator>l l</dc:creator>
              <dc:date>2006-07-11T15:04:00</dc:date>
            </office:change-info>
            <text:p text:style-name="Standard">tHabitat.cId či </text:p>
          </text:deletion>
        </text:changed-region>
        <text:changed-region text:id="ct55484248">
          <text:insertion>
            <office:change-info>
              <dc:creator>l l</dc:creator>
              <dc:date>2006-07-11T15:04:00</dc:date>
            </office:change-info>
          </text:insertion>
        </text:changed-region>
        <text:changed-region text:id="ct130451968">
          <text:deletion>
            <office:change-info>
              <dc:creator>l l</dc:creator>
              <dc:date>2006-07-12T09:50:00</dc:date>
            </office:change-info>
            <text:p text:style-name="Standard">cOccurrenceId</text:p>
          </text:deletion>
        </text:changed-region>
        <text:changed-region text:id="ct130467088">
          <text:deletion>
            <office:change-info>
              <dc:creator>l l</dc:creator>
              <dc:date>2006-07-12T15:55:00</dc:date>
            </office:change-info>
            <text:p text:style-name="Standard">o kytce (tOccurrences.cPlantId)</text:p>
          </text:deletion>
        </text:changed-region>
        <text:changed-region text:id="ct130578112">
          <text:insertion>
            <office:change-info>
              <dc:creator>l l</dc:creator>
              <dc:date>2006-07-12T15:55:00</dc:date>
            </office:change-info>
          </text:insertion>
        </text:changed-region>
        <text:changed-region text:id="ct130776192">
          <text:insertion>
            <office:change-info>
              <dc:creator>l l</dc:creator>
              <dc:date>2006-07-12T15:56:00</dc:date>
            </office:change-info>
          </text:insertion>
        </text:changed-region>
        <text:changed-region text:id="ct55494160">
          <text:insertion>
            <office:change-info>
              <dc:creator>l l</dc:creator>
              <dc:date>2006-07-11T15:36:00</dc:date>
            </office:change-info>
          </text:insertion>
        </text:changed-region>
        <text:changed-region text:id="ct55494056">
          <text:deletion>
            <office:change-info>
              <dc:creator>l l</dc:creator>
              <dc:date>2006-07-11T15:35:00</dc:date>
            </office:change-info>
            <text:p text:style-name="Standard">,</text:p>
          </text:deletion>
        </text:changed-region>
        <text:changed-region text:id="ct55493952">
          <text:deletion>
            <office:change-info>
              <dc:creator>l l</dc:creator>
              <dc:date>2006-07-11T15:35:00</dc:date>
            </office:change-info>
            <text:p text:style-name="Standard">o territory (tHabitats.cTerritoryId), o phytochoria (tHabitats.cPhytochoriaId) a o village (tHabitat.cNearestVillageId). </text:p>
          </text:deletion>
        </text:changed-region>
        <text:changed-region text:id="ct55491376">
          <text:insertion>
            <office:change-info>
              <dc:creator>l l</dc:creator>
              <dc:date>2006-07-11T15:35:00</dc:date>
            </office:change-info>
          </text:insertion>
        </text:changed-region>
        <text:changed-region text:id="ct55482912">
          <text:insertion>
            <office:change-info>
              <dc:creator>l l</dc:creator>
              <dc:date>2006-07-11T15:36:00</dc:date>
            </office:change-info>
          </text:insertion>
        </text:changed-region>
        <text:changed-region text:id="ct55485144">
          <text:insertion>
            <office:change-info>
              <dc:creator>l l</dc:creator>
              <dc:date>2006-07-11T15:37:00</dc:date>
            </office:change-info>
          </text:insertion>
        </text:changed-region>
        <text:changed-region text:id="ct55484808">
          <text:insertion>
            <office:change-info>
              <dc:creator>l l</dc:creator>
              <dc:date>2006-07-11T15:38:00</dc:date>
            </office:change-info>
          </text:insertion>
        </text:changed-region>
        <text:changed-region text:id="ct55491512">
          <text:insertion>
            <office:change-info>
              <dc:creator>l l</dc:creator>
              <dc:date>2006-07-11T15:06:00</dc:date>
            </office:change-info>
          </text:insertion>
        </text:changed-region>
        <text:changed-region text:id="ct55483672">
          <text:insertion>
            <office:change-info>
              <dc:creator>l l</dc:creator>
              <dc:date>2006-07-11T15:07:00</dc:date>
            </office:change-info>
          </text:insertion>
        </text:changed-region>
        <text:changed-region text:id="ct55495544">
          <text:deletion>
            <office:change-info>
              <dc:creator>l l</dc:creator>
              <dc:date>2006-07-11T15:06:00</dc:date>
            </office:change-info>
            <text:list text:style-name="WW8Num8">
              <text:list-item>
                <text:p text:style-name="P1">Případ 2.A) .... bude se chovat jako v případě 1)</text:p>
              </text:list-item>
            </text:list>
          </text:deletion>
        </text:changed-region>
        <text:changed-region text:id="ct55502104">
          <text:deletion>
            <office:change-info>
              <dc:creator>l l</dc:creator>
              <dc:date>2006-07-11T15:06:00</dc:date>
            </office:change-info>
            <text:list text:style-name="WW8Num8">
              <text:list-item>
                <text:p text:style-name="P1">Případ 2.B) .... bude se chovat jako v případě 1) ... až na to, že je třeba do historie nějak poznačit, že tato změna ovlivnila více záznamů, abychom o tom při „undo“ mohli uživatele informovat. Nebo to lze řešit dotazem do DB a zjistit, jaká je vazba mezi tOccurrences a tHabitats pro dané id. Myslím, že toto řešení bude zbytečně moc časově náročné a přikláním se k uložení informace do tabulek s historií – přidat typ operace EDITGROUP = 4, která nás bude informovat o tom, že šlo o změnu pro více položek.</text:p>
              </text:list-item>
            </text:list>
          </text:deletion>
        </text:changed-region>
        <text:changed-region text:id="ct130265088">
          <text:deletion>
            <office:change-info>
              <dc:creator>l l</dc:creator>
              <dc:date>2006-07-12T09:55:00</dc:date>
            </office:change-info>
            <text:list text:style-name="WW8Num8">
              <text:list-item>
                <text:p text:style-name="P1">Případ 2.C) ..... <text:s/>do tabulek historie se bude v podstatě zaznamenávat to samé co v případu 1) . Do tHistoryChange.cRecordId se uloží aktuální ID nově vloženého záznamu do tHabitats. Bylo by dobré mít možnost jednoduše zjistit, že zde došlo k přechodu z vazby mezi tabulkami tOccurrences a tHabitats z 1:N na vazbu 1:1. To by se dalo zařídit opět přidáním typu operace EDITONE = 5. </text:p>
              </text:list-item>
              <text:list-item>
                <text:p text:style-name="P1">Případ 3a4) .... </text:p>
                <text:list>
                  <text:list-item>
                    <text:p text:style-name="P1">tHistoryChange.cOccurrenceId = 0 ... needituje se to v rámci žádného nálezu </text:p>
                  </text:list-item>
                </text:list>
              </text:list-item>
              <text:list-item>
                <text:p text:style-name="P1">tHistoryChange.cRecordId <text:s/>= <text:s/>„id záznamu obsahujícího editovanou položku“</text:p>
              </text:list-item>
            </text:list>
          </text:deletion>
        </text:changed-region>
        <text:changed-region text:id="ct55502000">
          <text:deletion>
            <office:change-info>
              <dc:creator>l l</dc:creator>
              <dc:date>2006-07-11T14:11:00</dc:date>
            </office:change-info>
            <text:p text:style-name="Standard"><text:s/></text:p>
          </text:deletion>
        </text:changed-region>
        <text:changed-region text:id="ct130265576">
          <text:deletion>
            <office:change-info>
              <dc:creator>l l</dc:creator>
              <dc:date>2006-07-12T09:55:00</dc:date>
            </office:change-info>
            <text:list text:style-name="WW8Num8">
              <text:list-item>
                <text:p text:style-name="P1"><text:s/>... tPublication.cId, tTerritories.cId, tVillages.cId, tPhytochoria.cId</text:p>
                <text:list>
                  <text:list-item>
                    <text:p text:style-name="P1">tHistoryChange.cOldRecordId <text:s/>= 0</text:p>
                  </text:list-item>
                  <text:list-item>
                    <text:p text:style-name="P1">tHistoryChange.cOperation = <text:s/>2 (odpovídá editu nebo použít EDITGROUP, rotože je pravděpodobné, že změna ovlivní více nálezů. Tento edit proběhne mimo konkrétní záznam, takže se nebudou zobrazovat v historii pro daný záznam, ale až v celkové historii.)</text:p>
                  </text:list-item>
                  <text:list-item>
                    <text:p text:style-name="P1">tHistoryChange.cWhen ... čas provedení editu</text:p>
                  </text:list-item>
                  <text:list-item>
                    <text:p text:style-name="P1">tHistoryChange.cWho … kdo provedl edit</text:p>
                  </text:list-item>
                  <text:list-item>
                    <text:p text:style-name="P1">tHistory.cChangeId, tHistory.cColumnId </text:p>
                  </text:list-item>
                  <text:list-item>
                    <text:p text:style-name="P1">tHistoryColumn – zde cTableName a cColumnName určí tabulku a sloupek, kterého se daná změna týká</text:p>
                  </text:list-item>
                </text:list>
              </text:list-item>
              <text:list-item>
                <text:p text:style-name="P1">tHistory – do cOldValue a cNewValue se uloží stará a nová hodnota </text:p>
              </text:list-item>
            </text:list>
          </text:deletion>
        </text:changed-region>
        <text:changed-region text:id="ct130264600">
          <text:insertion>
            <office:change-info>
              <dc:creator>l l</dc:creator>
              <dc:date>2006-07-12T09:56:00</dc:date>
            </office:change-info>
          </text:insertion>
        </text:changed-region>
        <text:changed-region text:id="ct130230800">
          <text:insertion>
            <office:change-info>
              <dc:creator>l l</dc:creator>
              <dc:date>2006-07-12T09:57:00</dc:date>
            </office:change-info>
          </text:insertion>
        </text:changed-region>
        <text:changed-region text:id="ct130578728">
          <text:insertion>
            <office:change-info>
              <dc:creator>l l</dc:creator>
              <dc:date>2006-07-12T09:57:00</dc:date>
            </office:change-info>
          </text:insertion>
        </text:changed-region>
        <text:changed-region text:id="ct130604384">
          <text:insertion>
            <office:change-info>
              <dc:creator>l l</dc:creator>
              <dc:date>2006-07-12T10:19:00</dc:date>
            </office:change-info>
          </text:insertion>
        </text:changed-region>
        <text:changed-region text:id="ct54471144">
          <text:insertion>
            <office:change-info>
              <dc:creator>l l</dc:creator>
              <dc:date>2006-07-12T10:30:00</dc:date>
            </office:change-info>
          </text:insertion>
        </text:changed-region>
        <text:changed-region text:id="ct94461112">
          <text:insertion>
            <office:change-info>
              <dc:creator>l l</dc:creator>
              <dc:date>2006-07-12T10:16:00</dc:date>
            </office:change-info>
          </text:insertion>
        </text:changed-region>
        <text:changed-region text:id="ct130388240">
          <text:insertion>
            <office:change-info>
              <dc:creator>l l</dc:creator>
              <dc:date>2006-07-12T10:30:00</dc:date>
            </office:change-info>
          </text:insertion>
        </text:changed-region>
        <text:changed-region text:id="ct95412792">
          <text:insertion>
            <office:change-info>
              <dc:creator>l l</dc:creator>
              <dc:date>2006-07-12T10:17:00</dc:date>
            </office:change-info>
          </text:insertion>
        </text:changed-region>
        <text:changed-region text:id="ct130605896">
          <text:insertion>
            <office:change-info>
              <dc:creator>l l</dc:creator>
              <dc:date>2006-07-12T10:18:00</dc:date>
            </office:change-info>
          </text:insertion>
        </text:changed-region>
        <text:changed-region text:id="ct130672808">
          <text:insertion>
            <office:change-info>
              <dc:creator>l l</dc:creator>
              <dc:date>2006-07-12T10:31:00</dc:date>
            </office:change-info>
          </text:insertion>
        </text:changed-region>
        <text:changed-region text:id="ct54465432">
          <text:insertion>
            <office:change-info>
              <dc:creator>l l</dc:creator>
              <dc:date>2006-07-12T10:32:00</dc:date>
            </office:change-info>
          </text:insertion>
        </text:changed-region>
        <text:changed-region text:id="ct54473696">
          <text:insertion>
            <office:change-info>
              <dc:creator>l l</dc:creator>
              <dc:date>2006-07-12T10:31:00</dc:date>
            </office:change-info>
          </text:insertion>
        </text:changed-region>
        <text:changed-region text:id="ct54461552">
          <text:insertion>
            <office:change-info>
              <dc:creator>l l</dc:creator>
              <dc:date>2006-07-12T10:32:00</dc:date>
            </office:change-info>
          </text:insertion>
        </text:changed-region>
        <text:changed-region text:id="ct95402672">
          <text:deletion>
            <office:change-info>
              <dc:creator>l l</dc:creator>
              <dc:date>2006-07-12T10:17:00</dc:date>
            </office:change-info>
            <text:p text:style-name="P5">( v tHabitats se již položka cDelete nastavovat nebude, protože natavením příznaku delete pro celý nález už máme dostatek informací. K tHabitats přistupujeme jen přes tOccurrencesId ... nikde se z této tabulky nezobrazují seznamy položk)</text:p>
          </text:deletion>
        </text:changed-region>
        <text:changed-region text:id="ct130575376">
          <text:insertion>
            <office:change-info>
              <dc:creator>l l</dc:creator>
              <dc:date>2006-07-12T10:19:00</dc:date>
            </office:change-info>
          </text:insertion>
        </text:changed-region>
        <text:changed-region text:id="ct130609032">
          <text:insertion>
            <office:change-info>
              <dc:creator>l l</dc:creator>
              <dc:date>2006-07-12T10:27:00</dc:date>
            </office:change-info>
          </text:insertion>
        </text:changed-region>
        <text:changed-region text:id="ct130988648">
          <text:insertion>
            <office:change-info>
              <dc:creator>l l</dc:creator>
              <dc:date>2006-07-12T10:30:00</dc:date>
            </office:change-info>
          </text:insertion>
        </text:changed-region>
        <text:changed-region text:id="ct130416040">
          <text:deletion>
            <office:change-info>
              <dc:creator>l l</dc:creator>
              <dc:date>2006-07-12T10:40:00</dc:date>
            </office:change-info>
            <text:list text:style-name="WW8Num8">
              <text:list-item text:start-value="1">
                <text:list>
                  <text:list-item text:start-value="1">
                    <text:p text:style-name="P1">tHistoryChange.cOccurrenceId = „id mazaneho nálezu v tOccurrences“ <text:s/></text:p>
                  </text:list-item>
                </text:list>
              </text:list-item>
            </text:list>
          </text:deletion>
        </text:changed-region>
        <text:changed-region text:id="ct130619776">
          <text:deletion>
            <office:change-info>
              <dc:creator>l l</dc:creator>
              <dc:date>2006-07-12T10:30:00</dc:date>
            </office:change-info>
            <text:p text:style-name="Standard">0</text:p>
          </text:deletion>
        </text:changed-region>
        <text:changed-region text:id="ct130353976">
          <text:insertion>
            <office:change-info>
              <dc:creator>l l</dc:creator>
              <dc:date>2006-07-12T10:30:00</dc:date>
            </office:change-info>
          </text:insertion>
        </text:changed-region>
        <text:changed-region text:id="ct95404592">
          <text:insertion>
            <office:change-info>
              <dc:creator>l l</dc:creator>
              <dc:date>2006-07-12T10:32:00</dc:date>
            </office:change-info>
          </text:insertion>
        </text:changed-region>
        <text:changed-region text:id="ct95404696">
          <text:deletion>
            <office:change-info>
              <dc:creator>l l</dc:creator>
              <dc:date>2006-07-12T10:32:00</dc:date>
            </office:change-info>
            <text:p text:style-name="Standard">editu</text:p>
          </text:deletion>
        </text:changed-region>
        <text:changed-region text:id="ct130653096">
          <text:insertion>
            <office:change-info>
              <dc:creator>l l</dc:creator>
              <dc:date>2006-07-12T10:32:00</dc:date>
            </office:change-info>
          </text:insertion>
        </text:changed-region>
        <text:changed-region text:id="ct128279744">
          <text:deletion>
            <office:change-info>
              <dc:creator>l l</dc:creator>
              <dc:date>2006-07-12T10:32:00</dc:date>
            </office:change-info>
            <text:p text:style-name="Standard">edit</text:p>
          </text:deletion>
        </text:changed-region>
        <text:changed-region text:id="ct130645864">
          <text:insertion>
            <office:change-info>
              <dc:creator>l l</dc:creator>
              <dc:date>2006-07-12T10:38:00</dc:date>
            </office:change-info>
          </text:insertion>
        </text:changed-region>
        <text:changed-region text:id="ct130384368">
          <text:deletion>
            <office:change-info>
              <dc:creator>l l</dc:creator>
              <dc:date>2006-07-12T10:32:00</dc:date>
            </office:change-info>
            <text:list text:style-name="WW8Num8">
              <text:list-item>
                <text:list>
                  <text:list-item>
                    <text:p text:style-name="P1">tHistoryChange.cOccurrenceId = 0</text:p>
                  </text:list-item>
                </text:list>
              </text:list-item>
            </text:list>
          </text:deletion>
        </text:changed-region>
        <text:changed-region text:id="ct130653232">
          <text:insertion>
            <office:change-info>
              <dc:creator>l l</dc:creator>
              <dc:date>2006-07-12T10:32:00</dc:date>
            </office:change-info>
          </text:insertion>
        </text:changed-region>
        <text:changed-region text:id="ct130532784">
          <text:deletion>
            <office:change-info>
              <dc:creator>l l</dc:creator>
              <dc:date>2006-07-12T10:32:00</dc:date>
            </office:change-info>
            <text:p text:style-name="Standard">editu</text:p>
          </text:deletion>
        </text:changed-region>
        <text:changed-region text:id="ct130613720">
          <text:insertion>
            <office:change-info>
              <dc:creator>l l</dc:creator>
              <dc:date>2006-07-12T10:33:00</dc:date>
            </office:change-info>
          </text:insertion>
        </text:changed-region>
        <text:changed-region text:id="ct128279848">
          <text:deletion>
            <office:change-info>
              <dc:creator>l l</dc:creator>
              <dc:date>2006-07-12T10:33:00</dc:date>
            </office:change-info>
            <text:p text:style-name="Standard">edit</text:p>
          </text:deletion>
        </text:changed-region>
        <text:changed-region text:id="ct130659240">
          <text:insertion>
            <office:change-info>
              <dc:creator>l l</dc:creator>
              <dc:date>2006-07-12T10:28:00</dc:date>
            </office:change-info>
          </text:insertion>
        </text:changed-region>
        <text:changed-region text:id="ct130743032">
          <text:format-change>
            <office:change-info>
              <dc:creator>l l</dc:creator>
              <dc:date>2006-07-12T10:33:00</dc:date>
            </office:change-info>
          </text:format-change>
        </text:changed-region>
        <text:changed-region text:id="ct95410728">
          <text:insertion>
            <office:change-info>
              <dc:creator>l l</dc:creator>
              <dc:date>2006-07-12T10:33:00</dc:date>
            </office:change-info>
          </text:insertion>
        </text:changed-region>
        <text:changed-region text:id="ct130721600">
          <text:format-change>
            <office:change-info>
              <dc:creator>l l</dc:creator>
              <dc:date>2006-07-12T10:33:00</dc:date>
            </office:change-info>
          </text:format-change>
        </text:changed-region>
        <text:changed-region text:id="ct130774008">
          <text:deletion>
            <office:change-info>
              <dc:creator>l l</dc:creator>
              <dc:date>2006-07-12T10:28:00</dc:date>
            </office:change-info>
            <text:list text:style-name="WW8Num8">
              <text:list-item text:start-value="1">
                <text:list>
                  <text:list-item text:start-value="1">
                    <text:p text:style-name="P1">tHistoryChange.cOccurrenceId = „id editovaného záznamu v tOccurrences“</text:p>
                  </text:list-item>
                </text:list>
              </text:list-item>
            </text:list>
          </text:deletion>
        </text:changed-region>
        <text:changed-region text:id="ct130866400">
          <text:insertion>
            <office:change-info>
              <dc:creator>l l</dc:creator>
              <dc:date>2006-07-12T10:35:00</dc:date>
            </office:change-info>
          </text:insertion>
        </text:changed-region>
        <text:changed-region text:id="ct94246472">
          <text:insertion>
            <office:change-info>
              <dc:creator>l l</dc:creator>
              <dc:date>2006-07-12T10:36:00</dc:date>
            </office:change-info>
          </text:insertion>
        </text:changed-region>
        <text:changed-region text:id="ct130694784">
          <text:deletion>
            <office:change-info>
              <dc:creator>l l</dc:creator>
              <dc:date>2006-07-12T10:36:00</dc:date>
            </office:change-info>
            <text:list text:style-name="WW8Num8">
              <text:list-item text:start-value="1">
                <text:list>
                  <text:list-item text:start-value="1">
                    <text:p text:style-name="P1">tHistoryChange.cOccurrenceId = „id editovaného záznamu v tOccurrences“</text:p>
                  </text:list-item>
                </text:list>
              </text:list-item>
            </text:list>
          </text:deletion>
        </text:changed-region>
        <text:changed-region text:id="ct130636088">
          <text:insertion>
            <office:change-info>
              <dc:creator>l l</dc:creator>
              <dc:date>2006-07-12T10:36:00</dc:date>
            </office:change-info>
          </text:insertion>
        </text:changed-region>
        <text:changed-region text:id="ct130862920">
          <text:deletion>
            <office:change-info>
              <dc:creator>l l</dc:creator>
              <dc:date>2006-07-12T10:36:00</dc:date>
            </office:change-info>
            <text:p text:style-name="P6">do</text:p>
          </text:deletion>
        </text:changed-region>
        <text:changed-region text:id="ct130745400">
          <text:deletion>
            <office:change-info>
              <dc:creator>l l</dc:creator>
              <dc:date>2006-07-12T10:37:00</dc:date>
            </office:change-info>
            <text:list text:style-name="WW8Num8">
              <text:list-item text:start-value="1">
                <text:list>
                  <text:list-item text:start-value="1">
                    <text:p text:style-name="P1">tHistoryChange.cOccurrenceId = „id editovaného záznamu v tOccurrences“</text:p>
                  </text:list-item>
                </text:list>
              </text:list-item>
            </text:list>
          </text:deletion>
        </text:changed-region>
        <text:changed-region text:id="ct130534144">
          <text:insertion>
            <office:change-info>
              <dc:creator>l l</dc:creator>
              <dc:date>2006-07-12T10:37:00</dc:date>
            </office:change-info>
          </text:insertion>
        </text:changed-region>
        <text:changed-region text:id="ct130719896">
          <text:deletion>
            <office:change-info>
              <dc:creator>l l</dc:creator>
              <dc:date>2006-07-12T10:37:00</dc:date>
            </office:change-info>
            <text:p text:style-name="P6">do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Jak se co chová?</text:h>
      <text:p text:style-name="Standard"/>
      <text:h text:style-name="Heading_20_3" text:outline-level="3">INSERT</text:h>
      <text:p text:style-name="Standard"/>
      <text:p text:style-name="Text_20_body">K insertu dojede v následujících případech:</text:p>
      <text:p text:style-name="P8"/>
      <text:list text:style-name="WW8Num5">
        <text:list-item text:start-value="1">
          <text:p text:style-name="P4"><text:span text:style-name="T1">Vložen nový nález (ADD)</text:span> – v této chvíli dojde k insertu do tabul<text:change-start text:change-id="ct55137768"/>k<text:change-end text:change-id="ct55137768"/><text:change-start text:change-id="ct55138248"/>y<text:change-end text:change-id="ct55138248"/><text:change text:change-id="ct55138384"/> tOccurrences<text:change text:change-id="ct55140816"/><text:change-start text:change-id="ct55142016"/> a <text:change-end text:change-id="ct55142016"/><text:change-start text:change-id="ct55142216"/><text:s text:c="2"/>v tabulce tHabitats se dohledá příslušná lokalita. <text:change-end text:change-id="ct55142216"/><text:change-start text:change-id="ct55146904"/><text:s/><text:change-end text:change-id="ct55146904"/><text:change-start text:change-id="ct55145688"/>V<text:change-end text:change-id="ct55145688"/><text:change-start text:change-id="ct55133096"/> případě, že nález spadá do ještě nedefinované oblasti dojde i <text:change-end text:change-id="ct55133096"/><text:change-start text:change-id="ct55138008"/>k insertu do tabulky <text:change-end text:change-id="ct55138008"/><text:s/>tHabitats (vazba mezi těmito tabulkami pro <text:change text:change-id="ct55137464"/><text:change text:change-id="ct55137664"/>konkrétní nález<text:change-start text:change-id="ct55137264"/> může být 1:1 nebo <text:s/>1:N<text:change-end text:change-id="ct55137264"/><text:change-start text:change-id="ct55137064"/> a povaha vazby se může v budoucnu měnit <text:change-end text:change-id="ct55137064"/><text:change text:change-id="ct55133440"/><text:change text:change-id="ct55133576"/><text:change text:change-id="ct55136864"/>). <text:change-start text:change-id="ct55133304"/>Dále dojde k <text:change-end text:change-id="ct55133304"/><text:change-start text:change-id="ct55133200"/>insertu do tAuthorsOccurrences.<text:change-end text:change-id="ct55133200"/>Data v ostatních tabulkách (tAuthor, tPlants, tPublications, tTerritories, tPhytochoria, tVillages) jsou již uloženy a jen se použijí. Pokud nějaký údaj chybí je o tom uživatel informován a daný insert se neprovede. Uživatel si musí aktualizovat chybějící informace a pak může insert opakovat.</text:p>
        </text:list-item>
        <text:list-item>
          <text:p text:style-name="P4"><text:span text:style-name="T1">Vložen nový nález (IMPORT) – </text:span>postupně jsou do databáze vkládány jednotlivé záznamy (jednotlivá vložení jsou stejná jako při použití ADD). Pokud po vložení X záznamů z N dojde k vkládání záznamu X+1, pro který chybí nějaký údaj v databázi, tak aplikace měla rozumě tuto situaci ošetřit – např. import neskončí, do nějakého souboru se uloží data o nálezu, který nemůže být vložen, ukládají se další nálezy. Po skončení importu bude uživatel informován, že z důvodu chybějících dat (vyjmenovat jakých) nebylo do databáze vloženo Q záznamů. Tyto záznamy jsou připraveny pro import ve vygenerovaném souboru a uživatel je může na importovat po aktualizaci databáze.</text:p>
        </text:list-item>
        <text:list-item>
          <text:p text:style-name="P4"><text:span text:style-name="T1"><text:s/>Dávkové vložení nálezů (škrták, ADD)</text:span> – v této chvíli dojde k N insertům do tabulky tOccurrences a jednomu <text:change-start text:change-id="ct55129552"/>nebo žádnému <text:change-end text:change-id="ct55129552"/>insertu do tabulky tHabitats (vazba je v této chvíli N:1. Tato vazba se <text:change text:change-id="ct55132992"/><text:s/>může v budoucnu změnit <text:change text:change-id="ct55132888"/>. Dál stejné jako u Add.</text:p>
        </text:list-item>
        <text:list-item>
          <text:p text:style-name="P4"><text:span text:style-name="T1">Dávkové vložení nálezů (dávkový, IMPORT) </text:span>– <text:change text:change-id="ct55128288"/><text:change-start text:change-id="ct55128392"/>. <text:change-end text:change-id="ct55128392"/><text:change-start text:change-id="ct55128736"/>Stejné jako IMPORT – budou se dohledávat data v tabulce tHabitats<text:change-end text:change-id="ct55128736"/><text:change-start text:change-id="ct55128872"/>.<text:change-end text:change-id="ct55128872"/></text:p>
        </text:list-item>
        <text:list-item>
          <text:p text:style-name="P4"><text:span text:style-name="T1">Vložení nového údaju do tPlants, <text:s text:c="2"/>tTerritories, tVillages, tPhytochoria </text:span>– řešeno importem dat z XML souboru</text:p>
        </text:list-item>
        <text:list-item>
          <text:p text:style-name="P4"><text:span text:style-name="T1">Vložení nového údaju do tPublication, tMetadata, tAuthor, tUser (tRight)</text:span> <text:s/>- řešeno managerem<text:span text:style-name="T1"> </text:span></text:p>
        </text:list-item>
        <text:list-item>
          <text:p text:style-name="P4"><text:span text:style-name="T1">K </text:span><text:change text:change-id="ct55127888"/><text:change-start text:change-id="ct55126448"/><text:span text:style-name="T1"> insertu</text:span><text:change-end text:change-id="ct55126448"/><text:span text:style-name="T1"> může dojí při editaci nálezu </text:span>– jedná se pak o <text:change text:change-id="ct55126648"/><text:s/><text:change-start text:change-id="ct55128088"/>insert <text:change-end text:change-id="ct55128088"/>do tabulky tHabitats<text:change-start text:change-id="ct55132688"/> ( vložení nové lokality)<text:change-end text:change-id="ct55132688"/>. Nastane v případě, když editujeme<text:change-start text:change-id="ct55132488"/> lokalitu<text:change-end text:change-id="ct55132488"/> nález<text:change-start text:change-id="ct55132288"/>u<text:change-end text:change-id="ct55132288"/><text:change text:change-id="ct55131144"/><text:change-start text:change-id="ct55131360"/> <text:change-end text:change-id="ct55131360"/>, a nechceme změnu promítnout do ostatních nálezu (viz. Editace).<text:span text:style-name="T1"> </text:span></text:p>
        </text:list-item>
      </text:list>
      <text:p text:style-name="Standard"/>
      <text:p text:style-name="Text_20_body">Co zaznamenávat do tabulek historie při insertu?</text:p>
      <text:p text:style-name="P8"/>
      <text:list text:style-name="WW8Num8">
        <text:list-item text:start-value="1">
          <text:p text:style-name="P1"><text:span text:style-name="T1">Vložen nový nález</text:span><text:change text:change-id="ct55138112"/> – při vložení nového nálezu se do historie zaznamená jeden záznam<text:change-start text:change-id="ct55122528"/> (pokud <text:change-end text:change-id="ct55122528"/><text:change-start text:change-id="ct55122728"/>je lokalita nálezu již uvedená v tabulce tHabitats) nebe dva záznamy (<text:change-end text:change-id="ct55122728"/><text:change-start text:change-id="ct55122928"/>o novém nálezu a o nové lokalitě). <text:change-end text:change-id="ct55122928"/><text:change-start text:change-id="ct55123032"/><text:span text:style-name="T1">Při insertu do tOccurrences </text:span>se v <text:s/>historii uvede<text:change-end text:change-id="ct55123032"/><text:change-start text:change-id="ct55123344"/>:<text:change-end text:change-id="ct55123344"/><text:change text:change-id="ct55123448"/> </text:p>
          <text:list>
            <text:list-item>
              <text:p text:style-name="P1"><text:change text:change-id="ct55116184"/></text:p>
            </text:list-item>
            <text:list-item>
              <text:p text:style-name="P1">tHistoryChange.cRecordId = <text:change-start text:change-id="ct55116032"/>ID vloženého nálezu v tOccurrences <text:change-end text:change-id="ct55116032"/><text:change text:change-id="ct55123552"/></text:p>
            </text:list-item>
            <text:list-item>
              <text:p text:style-name="P1">tHistoryChange.cOldRecordId = 0 </text:p>
            </text:list-item>
            <text:list-item>
              <text:p text:style-name="P1">tHistoryChange.cOperation = <text:s/>1 (odpovídá insertu)</text:p>
            </text:list-item>
            <text:list-item>
              <text:p text:style-name="P1">tHistoryChange.cWhen ... čas provedení insertu</text:p>
            </text:list-item>
            <text:list-item>
              <text:p text:style-name="P1">tHistoryChange.cWho … kdo provedl insert</text:p>
            </text:list-item>
            <text:list-item>
              <text:p text:style-name="P1">tHistory.cChangeId, tHistory.cColumnId (v tHistoryColumn bude speciální řádek, kde bude jen název tabulky tOccurrences a na ten se bude odkazovat). <text:change text:change-id="ct55115568"/><text:change-start text:change-id="ct55115352"/></text:p>
              <text:p text:style-name="P1"><text:change-end text:change-id="ct55115352"/><text:change text:change-id="ct55126768"/><text:change-start text:change-id="ct55129008"/><text:span text:style-name="T1">Vložen nový lokality </text:span><text:change-end text:change-id="ct55129008"/><text:change-start text:change-id="ct55119488"/><text:span text:style-name="T1">–</text:span><text:change-end text:change-id="ct55119488"/><text:change-start text:change-id="ct55122328"/><text:span text:style-name="T3"> </text:span><text:span text:style-name="T1">při insertu do tHabitats</text:span><text:span text:style-name="T3"> se v historii uvede:</text:span></text:p>
            </text:list-item>
            <text:list-item>
              <text:p text:style-name="P1">tHistoryChange.cRecordId = ID vloženého nálezu v tHabitats</text:p>
            </text:list-item>
            <text:list-item>
              <text:p text:style-name="P1">tHistoryChange.cOldRecordId = 0 </text:p>
            </text:list-item>
            <text:list-item>
              <text:p text:style-name="P1">tHistoryChange.cOperation = <text:s/>1 (odpovídá insertu)</text:p>
            </text:list-item>
            <text:list-item>
              <text:p text:style-name="P1">tHistoryChange.cWhen ... čas provedení insertu</text:p>
            </text:list-item>
            <text:list-item>
              <text:p text:style-name="P1">tHistoryChange.cWho … kdo provedl insert</text:p>
            </text:list-item>
            <text:list-item>
              <text:p text:style-name="P9">tHistory.cChangeId, tHistory.cColumnId (v tHistoryColumn bude speciální řádek, kde bude jen název tabulky tHabitats a na ten se bude odkazovat).</text:p>
            </text:list-item>
          </text:list>
        </text:list-item>
      </text:list>
      <text:p text:style-name="P10"><text:s/></text:p>
      <text:list text:style-name="WW8Num8">
        <text:list-item text:start-value="1">
          <text:p text:style-name="P1"><text:change-end text:change-id="ct55122328"/><text:span text:style-name="T1">Vložení nového údaju do tPublication, tTerritories, tVillages, tPhytochoria</text:span><text:change-start text:change-id="ct55109896"/><text:span text:style-name="T1">, tMetadata, tAuthors</text:span><text:change-end text:change-id="ct55109896"/><text:span text:style-name="T4"> </text:span>– vkládání těchto údajů není v rámci vložení nálezu, ale děje se samostatně tzn. </text:p>
          <text:list>
            <text:list-item>
              <text:p text:style-name="P1"><text:change text:change-id="ct55173584"/></text:p>
            </text:list-item>
            <text:list-item>
              <text:p text:style-name="P1">tHistoryChange.cRecordId<text:change-start text:change-id="ct55177608"/> = <text:change-end text:change-id="ct55177608"/><text:s/>bude mít hodnotu id pro vložený řádek</text:p>
            </text:list-item>
            <text:list-item>
              <text:p text:style-name="P1">tHistoryChange.cOldRecordId = 0 </text:p>
            </text:list-item>
            <text:list-item>
              <text:p text:style-name="P1">tHistoryChange.cOperation = <text:s/>1 (odpovídá insertu)</text:p>
            </text:list-item>
            <text:list-item>
              <text:p text:style-name="P1">tHistoryChange.cWhen, tHistoryChange.cWho </text:p>
            </text:list-item>
            <text:list-item>
              <text:p text:style-name="P1">tHistory.cChange, tHistory.cColumn (v tHistoryColumn bude speciální řádek, kde bude jen název tabulky <text:change text:change-id="ct55110440"/>, které se insert týkal).<text:change-start text:change-id="ct55115136"/></text:p>
              <text:p text:style-name="P11"/>
            </text:list-item>
            <text:list-item>
              <text:p text:style-name="P11">Insert do tabulky tAuthorOccurrences se <text:s/>do historie <text:change-end text:change-id="ct55115136"/><text:change-start text:change-id="ct55178120"/>zaznamená a jde o následující situace:</text:p>
            </text:list-item>
            <text:list-item>
              <text:p text:style-name="P12"><text:change-end text:change-id="ct55178120"/><text:change-start text:change-id="ct55177984"/>A) <text:change-end text:change-id="ct55177984"/><text:change-start text:change-id="ct55178392"/>inset vyvolaný vložením nového nálezu <text:change-end text:change-id="ct55178392"/><text:change-start text:change-id="ct128235784"/>–<text:change-end text:change-id="ct128235784"/><text:change-start text:change-id="ct128269336"/> nezaznamenává se do historie</text:p>
            </text:list-item>
            <text:list-item>
              <text:p text:style-name="P12">B) insert vyvolaný <text:change-end text:change-id="ct128269336"/><text:change-start text:change-id="ct55178256"/>editováním existujícího nálezu <text:change-end text:change-id="ct55178256"/><text:change-start text:change-id="ct128238560"/>–<text:change-end text:change-id="ct128238560"/><text:change-start text:change-id="ct128237464"/> zaznamenává se historie</text:p>
            </text:list-item>
            <text:list-item>
              <text:p text:style-name="P13">tHistoryChange.cRecordId = ID vloženého nálezu v tAuthorOccurrence</text:p>
            </text:list-item>
            <text:list-item>
              <text:p text:style-name="P13">tHistoryChange.cOldRecordId = 0 </text:p>
            </text:list-item>
            <text:list-item>
              <text:p text:style-name="P13">tHistoryChange.cOperation = <text:s/>2 (odpovídá editu)</text:p>
            </text:list-item>
            <text:list-item>
              <text:p text:style-name="P13">tHistoryChange.cWhen ... čas provedení insertu</text:p>
            </text:list-item>
            <text:list-item>
              <text:p text:style-name="P13">tHistoryChange.cWho … kdo provedl insert</text:p>
            </text:list-item>
            <text:list-item>
              <text:p text:style-name="P14">tHistory.cChangeId, tHistory.cColumnId (v tHistoryColumn bude speciální řádek, kde bude jen název tabulky tAuthorOccurrence a na ten se bude odkazovat).</text:p>
            </text:list-item>
            <text:list-item>
              <text:p text:style-name="P11">Při práci s tAuthorOccurrences se budou různé případy rozlišovat pomocí hodnoty tAuthorOccurrences.CDELETE a voláním executeInsertInTransactionHistory (neukládá historii):</text:p>
            </text:list-item>
          </text:list>
        </text:list-item>
        <text:list-item>
          <text:p text:style-name="P15"><text:change-end text:change-id="ct128237464"/><text:change-start text:change-id="ct55178664"/>cdelete = 0 záznam je aktivní</text:p>
        </text:list-item>
        <text:list-item>
          <text:p text:style-name="P15">cdelete = 1 <text:change-end text:change-id="ct55178664"/><text:change-start text:change-id="ct55178528"/>záznam byl označen za smazaný při editaci nálezu</text:p>
        </text:list-item>
        <text:list-item>
          <text:p text:style-name="P15">cdelete = 2 záznam byl označen za smazaný při smazání nálezu</text:p>
        </text:list-item>
        <text:list-item>
          <text:p text:style-name="P16"><text:change-end text:change-id="ct55178528"/><text:change-start text:change-id="ct55177848"/><text:span text:style-name="T2">executeInsertInTransactionHistory</text:span> – bude volána <text:change-end text:change-id="ct55177848"/><text:change-start text:change-id="ct55472448"/>v případě A</text:p>
        </text:list-item>
        <text:list-item>
          <text:p text:style-name="P16"><text:span text:style-name="T2">executeInsertInTransaction</text:span> - <text:s/>bude volána v případě B<text:change-end text:change-id="ct55472448"/></text:p>
        </text:list-item>
      </text:list>
      <text:p text:style-name="P17"/>
      <text:h text:style-name="Heading_20_3" text:outline-level="3">EDIT</text:h>
      <text:p text:style-name="Standard"/>
      <text:list text:style-name="WW8Num13" text:continue-numbering="true">
        <text:list-item>
          <text:p text:style-name="P2"><text:change text:change-id="ct55110168"/><text:change text:change-id="ct55066976"/><text:change text:change-id="ct55473200"/><text:change-start text:change-id="ct55142616"/></text:p>
        </text:list-item>
      </text:list>
      <text:list text:style-name="WW8Num5">
        <text:list-header>
          <text:p text:style-name="P4"><text:change-end text:change-id="ct55142616"/><text:change-start text:change-id="ct55475144"/></text:p>
        </text:list-header>
      </text:list>
      <text:list text:style-name="L2">
        <text:list-item>
          <text:list>
            <text:list-header>
              <text:p text:style-name="P18"><text:change-end text:change-id="ct55475144"/><text:change-start text:change-id="ct55479912"/>1. <text:s/>Editace nálezu</text:p>
            </text:list-header>
          </text:list>
        </text:list-item>
      </text:list>
      <text:list text:style-name="L3">
        <text:list-item>
          <text:list>
            <text:list-item>
              <text:p text:style-name="P19">nerozlišujeme zda byl či nebyl vložen nález dávkov<text:change-end text:change-id="ct55479912"/><text:change-start text:change-id="ct55480736"/>ě</text:p>
            </text:list-item>
            <text:list-item>
              <text:p text:style-name="P19"><text:change-end text:change-id="ct55480736"/><text:change-start text:change-id="ct55481464"/>A) údaj z tabulky tOccurrences</text:p>
            </text:list-item>
            <text:list-item>
              <text:p text:style-name="P19">B) údaj z tabulky tHabitats – <text:change-end text:change-id="ct55481464"/><text:change-start text:change-id="ct55482136"/>editace lokality všem nálezům z této lokality</text:p>
            </text:list-item>
            <text:list-item>
              <text:p text:style-name="P19">C)<text:change-end text:change-id="ct55482136"/><text:change-start text:change-id="ct55482280"/> údaj z tabulky tHabitats – změna lokality pro konkrétní nález<text:change-end text:change-id="ct55482280"/><text:change-start text:change-id="ct130265816"/> = vložení nové lokality<text:change-end text:change-id="ct130265816"/></text:p>
            </text:list-item>
          </text:list>
        </text:list-item>
      </text:list>
      <text:list text:style-name="WW8Num13" text:continue-numbering="true">
        <text:list-item>
          <text:p text:style-name="P2">Editace tabulky tPublications</text:p>
        </text:list-item>
        <text:list-item>
          <text:p text:style-name="P2">Editace tabulek tTerritories, tVillages a tPhytochoria</text:p>
        </text:list-item>
      </text:list>
      <text:p text:style-name="P20"/>
      <text:p text:style-name="Standard"/>
      <text:p text:style-name="Text_20_body">Co zaznamenávat do tabulek historie při editu?</text:p>
      <text:p text:style-name="P21"/>
      <text:list text:style-name="WW8Num12">
        <text:list-item>
          <text:p text:style-name="P22">Případ 1<text:change-start text:change-id="ct55483808"/>A<text:change-end text:change-id="ct55483808"/>) ….</text:p>
        </text:list-item>
      </text:list>
      <text:list text:style-name="WW8Num8">
        <text:list-item text:start-value="1">
          <text:list>
            <text:list-item text:start-value="1">
              <text:p text:style-name="P1"><text:change text:change-id="ct55483976"/></text:p>
            </text:list-item>
            <text:list-item>
              <text:p text:style-name="P1">tHistoryChange.cRecordId <text:s/>= <text:s/>„id záznamu obsahujícího editovanou položku“ ( může to být <text:change-start text:change-id="ct55493200"/><text:s/>jen <text:s/><text:change-end text:change-id="ct55493200"/><text:change-start text:change-id="ct130548144"/>tOccurrence.cId <text:change-end text:change-id="ct130548144"/><text:change text:change-id="ct55484112"/><text:change-start text:change-id="ct55484248"/><text:s/><text:change-end text:change-id="ct55484248"/><text:change text:change-id="ct130451968"/>)</text:p>
            </text:list-item>
            <text:list-item>
              <text:p text:style-name="P1">tHistoryChange.cOldRecordId <text:s/>.... je to pomocná položka, kterou využiji ve chvíli, kdy došlo ke změně informace <text:change text:change-id="ct130467088"/><text:change-start text:change-id="ct130578112"/><text:s/>(nejedna se o cPlantId, protože ve chvili, kdy uživatel změní kytku je to brano jak<text:change-end text:change-id="ct130578112"/><text:change-start text:change-id="ct130776192"/>o zruseni existujiciho nalezu a vlozeni noveho nalezu pro jinou kytku ???)<text:change-end text:change-id="ct130776192"/>, o publikaci (tOccurrences.cPublicationId)<text:change-start text:change-id="ct55494160"/> <text:change-end text:change-id="ct55494160"/><text:change text:change-id="ct55494056"/><text:s/><text:change text:change-id="ct55493952"/><text:change-start text:change-id="ct55491376"/><text:s/><text:change-end text:change-id="ct55491376"/>Ke změně těchto informací dojde tak, že si uživatel vybere z nabídnutého seznamu jinou hodnotu .... tato hodnota je uložena pod jiným id a tak si v oldRecordId zapamatuji to id před změnou.<text:change-start text:change-id="ct55482912"/>Pokud <text:change-end text:change-id="ct55482912"/><text:change-start text:change-id="ct55485144"/>editace lokality vyvolá insert do tabulky tHabitats, tak se v <text:s/><text:change-end text:change-id="ct55485144"/><text:change-start text:change-id="ct55484808"/>cOldRecordId uloží hodnota tOccurrences.cHabitatId před změnou.<text:change-end text:change-id="ct55484808"/> Pokud se edituje jiná položka než „FK“, tak je hodnota 0.</text:p>
            </text:list-item>
            <text:list-item>
              <text:p text:style-name="P1">tHistoryChange.cOperation = <text:s/>2 (odpovídá editu)</text:p>
            </text:list-item>
            <text:list-item>
              <text:p text:style-name="P1">tHistoryChange.cWhen ... čas provedení editu</text:p>
            </text:list-item>
            <text:list-item>
              <text:p text:style-name="P1">tHistoryChange.cWho … kdo provedl edit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zde cTableName a cColumnName určí tabulku a sloupek, kterého se daná změna týká</text:p>
            </text:list-item>
            <text:list-item>
              <text:p text:style-name="P1">tHistory – do cOldValue a cNewValue se uloží stará a nová hodnota <text:change-start text:change-id="ct55491512"/></text:p>
            </text:list-item>
          </text:list>
        </text:list-item>
      </text:list>
      <text:p text:style-name="P23"><text:change-end text:change-id="ct55491512"/></text:p>
      <text:list text:style-name="WW8Num8">
        <text:list-item text:start-value="1">
          <text:p text:style-name="P9"><text:change-start text:change-id="ct55483672"/>Případ 1B) <text:span text:style-name="T5">… provede se 1A) + </text:span></text:p>
          <text:list>
            <text:list-item>
              <text:p text:style-name="P1">tHistoryChange.cRecordId <text:s/>= <text:s/>„id záznamu obsahujícího editovanou položku“ ( může to být <text:s/>jen tHabitat.cId)</text:p>
            </text:list-item>
            <text:list-item>
              <text:p text:style-name="P1">tHistoryChange.cOldRecordId <text:s/>.... je to pomocná položka, kterou využiji ve chvíli, kdy došlo ke změně informace cTerritoryId, cPhytochorion nebo cNearestVilageId. <text:s/>Ke změně těchto informací dojde tak, že si uživatel vybere z nabídnutého seznamu jinou hodnotu .... tato hodnota je uložena pod jiným id a tak si v oldRecordId zapamatuji to id před změnou. Pokud se edituje jiná položka než „FK“, tak je hodnota 0.</text:p>
            </text:list-item>
            <text:list-item>
              <text:p text:style-name="P1">tHistoryChange.cOperation = <text:s/>2 (odpovídá editu)</text:p>
            </text:list-item>
            <text:list-item>
              <text:p text:style-name="P1">tHistoryChange.cWhen ... čas provedení editu</text:p>
            </text:list-item>
            <text:list-item>
              <text:p text:style-name="P1">tHistoryChange.cWho … kdo provedl edit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zde cTableName a cColumnName určí tabulku a sloupek, kterého se daná změna týká</text:p>
            </text:list-item>
            <text:list-item>
              <text:p text:style-name="P24">tHistory – do cOldValue a cNewValue se uloží stará a nová hodnota </text:p>
              <text:p text:style-name="P24"/>
            </text:list-item>
          </text:list>
        </text:list-item>
        <text:list-item>
          <text:p text:style-name="P1">Případ 1C) <text:s/><text:span text:style-name="T5">…</text:span> provede se 1A) + <text:s/>Vložení nové lokality (popsáno výše)</text:p>
        </text:list-item>
      </text:list>
      <text:p text:style-name="Standard"/>
      <text:list text:style-name="WW8Num8">
        <text:list-item>
          <text:p text:style-name="P1"><text:change-end text:change-id="ct55483672"/><text:change text:change-id="ct55495544"/></text:p>
        </text:list-item>
        <text:list-item>
          <text:p text:style-name="P1"><text:change text:change-id="ct55502104"/></text:p>
        </text:list-item>
        <text:list-item>
          <text:p text:style-name="P1"><text:change text:change-id="ct130265088"/><text:change text:change-id="ct55502000"/><text:change text:change-id="ct130265576"/></text:p>
        </text:list-item>
      </text:list>
      <text:p text:style-name="Standard"/>
      <text:p text:style-name="Text_20_body">Seznam sloupků, pro které se bude sledovat historie.....</text:p>
      <text:list text:style-name="WW8Num8">
        <text:list-item text:start-value="1">
          <text:p text:style-name="P1">tOccurrences <text:s/></text:p>
          <text:list>
            <text:list-item>
              <text:p text:style-name="P1">cYearCollected, cMontCollected, cDayCollected, cTimeCollected, cDataSource, cHerbarium, cNote <text:s/>... v podstatě i <text:change-start text:change-id="ct130264600"/>cHabitatId, <text:change-end text:change-id="ct130264600"/>cPlantId, cPublicationId, cMetadataId, kde se v případě změny id uloží původní id do tHistoriChange.cOldRecordId</text:p>
            </text:list-item>
            <text:list-item>
              <text:p text:style-name="P1"><text:span text:style-name="T1">nesleduje</text:span> se pro cUnitIdDb, cUnitValue, cCreateWho, cCreateWhen (tyto čtyři hodnoty by se neměli měnit), cUpdateWho, cUpdateWhen (jsou v podstatě zaznamenávány v tHIstoryChange.cWhen, tHistoryChange.cWho, po „UNDO“ se do těchto položek zapíše aktuální čas a uživatel, který „undo“ pro daný záznam vyvolal.), cIsoDateTimeBegin (tato položka je složena z ostatních časových položek tabulky, takže ji nemusíme zaznamenávat do historie, jen se bude muset při „undo“ ohlídat její aktualizace při změně některé z časových položek)</text:p>
            </text:list-item>
          </text:list>
        </text:list-item>
        <text:list-item>
          <text:p text:style-name="P9"><text:change-start text:change-id="ct130230800"/>tAuthorOccurrence</text:p>
        </text:list-item>
        <text:list-item>
          <text:p text:style-name="P14">cRole, cNote</text:p>
        </text:list-item>
        <text:list-item>
          <text:p text:style-name="P1"><text:change-end text:change-id="ct130230800"/>tHabitats</text:p>
          <text:list>
            <text:list-item>
              <text:p text:style-name="P1">cQuadrant, cDescription, cCountry, cAltitude, cLatitude, cLongitude, cNote ..... v podstatě i cTerritoryId, cPhytochoriaId, cNearestVillageId, <text:s/>kde se v případě změny id uloží původní id do tHistoriChange.cOldRecordId</text:p>
            </text:list-item>
          </text:list>
        </text:list-item>
        <text:list-item>
          <text:p text:style-name="P1">tPhytochoria, tVillages, tTerritories, tPublications<text:change-start text:change-id="ct130578728"/>, tAuthor, tMetadata<text:change-end text:change-id="ct130578728"/> </text:p>
          <text:list>
            <text:list-item>
              <text:p text:style-name="P1">všechny sloupky uvedených tabulek až na tPublications.cReferenceCitation (tento údaje je složen z cCollectionName, cCollectionYearPublication, cJournalName a cJournalAuthorName – nemusíme zaznamenávat do historie, jen se bude muset při „undo“ ohlídat její aktualizace při změně některé z uvedených položek)</text:p>
            </text:list-item>
          </text:list>
        </text:list-item>
      </text:list>
      <text:p text:style-name="P25"/>
      <text:p text:style-name="P25"/>
      <text:h text:style-name="Heading_20_3" text:outline-level="3">DELETE</text:h>
      <text:p text:style-name="P20"/>
      <text:list text:style-name="WW8Num2">
        <text:list-item>
          <text:p text:style-name="P26">delete celého nálezu <text:change-start text:change-id="ct130604384"/></text:p>
        </text:list-item>
      </text:list>
      <text:list text:style-name="L4">
        <text:list-item>
          <text:p text:style-name="P27"><text:change-end text:change-id="ct130604384"/><text:change-start text:change-id="ct54471144"/>A) <text:change-end text:change-id="ct54471144"/>- záznam nebude fyzicky smazán, bude nastavena hodnota položky tOccurrences.cDelete na 1<text:change-start text:change-id="ct94461112"/>.</text:p>
        </text:list-item>
        <text:list-item>
          <text:p text:style-name="P27"><text:change-end text:change-id="ct94461112"/><text:change-start text:change-id="ct130388240"/>B) <text:change-end text:change-id="ct130388240"/><text:change-start text:change-id="ct95412792"/><text:s/>Při mazání nálezu je třeba zji<text:change-end text:change-id="ct95412792"/><text:change-start text:change-id="ct130605896"/>stit, zda je to jediný nález v dané lokalitě a pokud ano, tak se nastaví i tHabitats.cDelete na 1.<text:change-end text:change-id="ct130605896"/><text:change-start text:change-id="ct130672808"/> ??? <text:s/>- nebo bychom mohli lokality nechávat <text:change-end text:change-id="ct130672808"/><text:change-start text:change-id="ct54465432"/>–<text:change-end text:change-id="ct54465432"/><text:change-start text:change-id="ct54473696"/> otá<text:change-end text:change-id="ct54473696"/><text:change-start text:change-id="ct54461552"/>zkou je pak, kde a jak se budou editovat a mazat.<text:change-end text:change-id="ct54461552"/> <text:change text:change-id="ct95402672"/>. <text:change-start text:change-id="ct130575376"/></text:p>
        </text:list-item>
        <text:list-item>
          <text:p text:style-name="P27">C) Při mazání nálezu je třeba pro odpovídající záznamy v tAuthorOccurrence (ao.cOccurrenceId == o.cId) nastavit tAuthorOccurrence.cDelete na hodnotu 2 (2 je použito pro informaci o tom, který aoutor byl odstraněn při editaci nálezu a který aoutor byl odstraněn <text:span text:style-name="T5">při</text:span> odstranění nálezu). Dále se volá funkce <text:span text:style-name="T2">executeInsertInTransactionHistory,</text:span><text:span text:style-name="T6"> která neukláda informace o do historie ( v historii stačí informace o smazání nálezu)</text:span></text:p>
        </text:list-item>
        <text:list-item>
          <text:p text:style-name="P27"><text:change-end text:change-id="ct130575376"/>....<text:span text:style-name="T7">jak či kde řeknu BioCASE, že je daný záznam smazán – VYTVORENI POHLEDU NAD DATABAZI??</text:span></text:p>
        </text:list-item>
      </text:list>
      <text:list text:style-name="WW8Num2" text:continue-numbering="true">
        <text:list-item>
          <text:p text:style-name="P26">delete z tabulky tPublications<text:change-start text:change-id="ct130609032"/>, tAuthors, tMetadata <text:change-end text:change-id="ct130609032"/><text:s/>– záznam nebude fyzicky smazán, bude nastavena hodnota položky tPublications.cDelete na 1. </text:p>
        </text:list-item>
        <text:list-item>
          <text:p text:style-name="P26">V tabulkách tTerritories, tVillages, tPhytochoria se <text:span text:style-name="T1">nedělá</text:span> operace DELETE ( tyto tabulky obsahuji seznamy dat, u kterých se předpokládá minimální množství změn )</text:p>
        </text:list-item>
      </text:list>
      <text:p text:style-name="Standard"/>
      <text:p text:style-name="Text_20_body">Co zaznamenávat do tabulek historie při delete?</text:p>
      <text:p text:style-name="Standard"/>
      <text:list text:style-name="WW8Num9">
        <text:list-item>
          <text:p text:style-name="P28">Případ 1<text:change-start text:change-id="ct130988648"/>A<text:change-end text:change-id="ct130988648"/>) ....</text:p>
        </text:list-item>
      </text:list>
      <text:list text:style-name="WW8Num8">
        <text:list-item text:start-value="1">
          <text:list>
            <text:list-item text:start-value="1">
              <text:p text:style-name="P1"><text:change text:change-id="ct130416040"/></text:p>
            </text:list-item>
            <text:list-item>
              <text:p text:style-name="P1">tHistoryChange.cRecordId <text:s/>= <text:s/><text:change text:change-id="ct130619776"/><text:change-start text:change-id="ct130353976"/>„id mazaneho nálezu v tOccurrences“ <text:change-end text:change-id="ct130353976"/></text:p>
            </text:list-item>
            <text:list-item>
              <text:p text:style-name="P1">tHistoryChange.cOldRecordId <text:s/>= 0</text:p>
            </text:list-item>
            <text:list-item>
              <text:p text:style-name="P1">tHistoryChange.cOperation = <text:s/>3 (odpovídá delete)</text:p>
            </text:list-item>
            <text:list-item>
              <text:p text:style-name="P1">tHistoryChange.cWhen ... čas provedení <text:change-start text:change-id="ct95404592"/>delete <text:change-end text:change-id="ct95404592"/><text:change text:change-id="ct95404696"/></text:p>
            </text:list-item>
            <text:list-item>
              <text:p text:style-name="P1">tHistoryChange.cWho … kdo provedl <text:change-start text:change-id="ct130653096"/>delete <text:change-end text:change-id="ct130653096"/><text:change text:change-id="ct128279744"/>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<text:s/>použije se speciální řádek (např. řádek, kde je cTableName = tOccurrences a cColumnName = null)</text:p>
            </text:list-item>
            <text:list-item>
              <text:p text:style-name="P1">tHistory – do cOldValue a cNewValue bude NULL</text:p>
            </text:list-item>
          </text:list>
        </text:list-item>
        <text:list-item>
          <text:p text:style-name="P1"><text:change-start text:change-id="ct130645864"/>Případ 1B) <text:span text:style-name="T5">…</text:span> provede se 1A) + smaže se <text:s/>i lokalita</text:p>
          <text:list>
            <text:list-item>
              <text:p text:style-name="P1">tHistoryChange.cRecordId <text:s/>= <text:s/>„id mazaneho nálezu v tHabitats“ </text:p>
            </text:list-item>
            <text:list-item>
              <text:p text:style-name="P1">tHistoryChange.cOldRecordId <text:s/>= 0</text:p>
            </text:list-item>
            <text:list-item>
              <text:p text:style-name="P1">tHistoryChange.cOperation = <text:s/>3 (odpovídá delete)</text:p>
            </text:list-item>
            <text:list-item>
              <text:p text:style-name="P1">tHistoryChange.cWhen ... čas provedení delete </text:p>
            </text:list-item>
            <text:list-item>
              <text:p text:style-name="P1">tHistoryChange.cWho … kdo provedl delete 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<text:s/>použije se speciální řádek (např. řádek, kde je cTableName = tHabitats a cColumnName = null)</text:p>
            </text:list-item>
            <text:list-item>
              <text:p text:style-name="P1">tHistory – do cOldValue a cNewValue bude NULL</text:p>
            </text:list-item>
          </text:list>
        </text:list-item>
        <text:list-item>
          <text:p text:style-name="P1"><text:change-end text:change-id="ct130645864"/>Případ 2) ...</text:p>
          <text:list>
            <text:list-item>
              <text:p text:style-name="P1"><text:change text:change-id="ct130384368"/></text:p>
            </text:list-item>
            <text:list-item>
              <text:p text:style-name="P1">tHistoryChange.cRecordId <text:s/>= <text:s/>„id editovaného nálezu v tPublications“ <text:s/></text:p>
            </text:list-item>
            <text:list-item>
              <text:p text:style-name="P1">tHistoryChange.cOldRecordId <text:s/>= 0</text:p>
            </text:list-item>
            <text:list-item>
              <text:p text:style-name="P1">tHistoryChange.cOperation = <text:s/>3 (odpovídá delete)</text:p>
            </text:list-item>
            <text:list-item>
              <text:p text:style-name="P1">tHistoryChange.cWhen ... čas provedení <text:change-start text:change-id="ct130653232"/>delete <text:change-end text:change-id="ct130653232"/><text:change text:change-id="ct130532784"/></text:p>
            </text:list-item>
            <text:list-item>
              <text:p text:style-name="P1">tHistoryChange.cWho … kdo provedl <text:change-start text:change-id="ct130613720"/>delete <text:change-end text:change-id="ct130613720"/><text:change text:change-id="ct128279848"/>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<text:s/>použije se speciální řádek (např. řádek, kde je cTableName = tPublications a cColumnName = null)</text:p>
            </text:list-item>
            <text:list-item>
              <text:p text:style-name="P1">tHistory – do cOldValue a cNewValue bude NULL</text:p>
            </text:list-item>
          </text:list>
        </text:list-item>
        <text:list-item>
          <text:p text:style-name="P1">Případ 3) .... nic <text:span text:style-name="T8">:-)</text:span></text:p>
        </text:list-item>
      </text:list>
      <text:p text:style-name="P29"/>
      <text:p text:style-name="P30"><text:change-start text:change-id="ct130659240"/></text:p>
      <text:p text:style-name="P31"/>
      <text:p text:style-name="P31"><text:change-end text:change-id="ct130659240"/></text:p>
      <text:p text:style-name="P32"><text:change-start text:change-id="ct130743032"/>Přidáno sledování změn Autoru v ramci konkrétního nálezu. Co bude nutné zaznamenávat do historie<text:change-end text:change-id="ct130743032"/><text:change-start text:change-id="ct95410728"/> <text:span text:style-name="T6">(už zakomponováno i výše)</text:span><text:change-end text:change-id="ct95410728"/><text:change-start text:change-id="ct130721600"/>.<text:change-end text:change-id="ct130721600"/></text:p>
      <text:p text:style-name="P29"/>
      <text:p text:style-name="P33">INSERT i DELETE</text:p>
      <text:list text:style-name="L5">
        <text:list-item>
          <text:p text:style-name="P34">v ramci nálezu se přidání nebo smazáni autora bude povazovat za EDITACI konkrétniho nálezu, která bude prováděna prostřednictvím dialogu EDIT v Overview.</text:p>
        </text:list-item>
        <text:list-item>
          <text:p text:style-name="P34">INSERT – přidáni autora k nálezu</text:p>
        </text:list-item>
      </text:list>
      <text:list text:style-name="WW8Num8">
        <text:list-item text:start-value="1">
          <text:list>
            <text:list-item text:start-value="1">
              <text:p text:style-name="P1"><text:change text:change-id="ct130774008"/></text:p>
            </text:list-item>
            <text:list-item>
              <text:p text:style-name="P35">tHistoryChange.cRecordId <text:s/>= <text:s/>„id nově vloženeho zaznamu do tAuthorOccurrences“ <text:s/></text:p>
            </text:list-item>
            <text:list-item>
              <text:p text:style-name="P1">tHistoryChange.cOldRecordId <text:s/>= 0</text:p>
            </text:list-item>
            <text:list-item>
              <text:p text:style-name="P1">tHistoryChange.cOperation = <text:s/><text:span text:style-name="T7">2 (odpovídá edit)</text:span></text:p>
            </text:list-item>
            <text:list-item>
              <text:p text:style-name="P1">tHistoryChange.cWhen ... čas provedení editu</text:p>
            </text:list-item>
            <text:list-item>
              <text:p text:style-name="P1">tHistoryChange.cWho … kdo provedl edit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<text:s/>použije se speciální řádek (např. řádek, kde je cTableName = tAuthorsOccurrence a cColumnName = null)</text:p>
            </text:list-item>
            <text:list-item>
              <text:p text:style-name="P36">tHistory.cOldValue = “neuveden” nebo nejaký informativní text v tomto duchu </text:p>
            </text:list-item>
            <text:list-item>
              <text:p text:style-name="P36">tHistory.cNewValue = “doplní se sem jméno autora cWholeName”</text:p>
            </text:list-item>
          </text:list>
        </text:list-item>
      </text:list>
      <text:list text:style-name="L6">
        <text:list-item>
          <text:p text:style-name="P37">DELETE – zrušení autora u konkrétního nálezu<text:change-start text:change-id="ct130866400"/> ... <text:change-end text:change-id="ct130866400"/><text:change-start text:change-id="ct94246472"/>nález není přitom smazán<text:change-end text:change-id="ct94246472"/></text:p>
        </text:list-item>
      </text:list>
      <text:list text:style-name="WW8Num8">
        <text:list-item text:start-value="1">
          <text:list>
            <text:list-item text:start-value="1">
              <text:p text:style-name="P1"><text:change text:change-id="ct130694784"/></text:p>
            </text:list-item>
            <text:list-item>
              <text:p text:style-name="P35">tHistoryChange.cRecordId <text:s/>= <text:s/>„id rušeného zaznamu <text:change-start text:change-id="ct130636088"/>v <text:change-end text:change-id="ct130636088"/><text:change text:change-id="ct130862920"/><text:s/>tAuthorOccurrences“ <text:s/></text:p>
            </text:list-item>
            <text:list-item>
              <text:p text:style-name="P1">tHistoryChange.cOldRecordId <text:s/>= 0</text:p>
            </text:list-item>
            <text:list-item>
              <text:p text:style-name="P1">tHistoryChange.cOperation = <text:span text:style-name="T7"><text:s/>2 (odpovídá edit)</text:span></text:p>
            </text:list-item>
            <text:list-item>
              <text:p text:style-name="P1">tHistoryChange.cWhen ... čas provedení editu</text:p>
            </text:list-item>
            <text:list-item>
              <text:p text:style-name="P1">tHistoryChange.cWho … kdo provedl edit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<text:s/>použije se speciální řádek (např. řádek, kde je cTableName = tAuthorsOccurrence a cColumnName = null)</text:p>
            </text:list-item>
            <text:list-item>
              <text:p text:style-name="P36">tHistory.cOldValue = <text:s/>“doplní se sem jméno autora cWholeName”</text:p>
            </text:list-item>
            <text:list-item>
              <text:p text:style-name="P36">tHistory.cNewValue = “smazan” nebo podobný text informující o zrušení autora u konkretniho nalezu</text:p>
            </text:list-item>
          </text:list>
        </text:list-item>
      </text:list>
      <text:list text:style-name="L7">
        <text:list-item>
          <text:p text:style-name="P38">EDIT – editace polžek ROLE a RESULTREVISION aniz by došlo k změně autora</text:p>
        </text:list-item>
      </text:list>
      <text:list text:style-name="WW8Num8">
        <text:list-item text:start-value="1">
          <text:list>
            <text:list-item text:start-value="1">
              <text:p text:style-name="P1"><text:change text:change-id="ct130745400"/></text:p>
            </text:list-item>
            <text:list-item>
              <text:p text:style-name="P35">tHistoryChange.cRecordId <text:s/>= <text:s/>„id editovaného zaznamu <text:change-start text:change-id="ct130534144"/>v <text:change-end text:change-id="ct130534144"/><text:change text:change-id="ct130719896"/><text:s/>tAuthorOccurrences“ <text:s/></text:p>
            </text:list-item>
            <text:list-item>
              <text:p text:style-name="P1">tHistoryChange.cOldRecordId <text:s/>= 0</text:p>
            </text:list-item>
            <text:list-item>
              <text:p text:style-name="P1">tHistoryChange.cOperation = <text:s/><text:span text:style-name="T7">2 (odpovídá edit)</text:span></text:p>
            </text:list-item>
            <text:list-item>
              <text:p text:style-name="P1">tHistoryChange.cWhen ... čas provedení editu</text:p>
            </text:list-item>
            <text:list-item>
              <text:p text:style-name="P1">tHistoryChange.cWho … kdo provedl edit</text:p>
            </text:list-item>
            <text:list-item>
              <text:p text:style-name="P1">tHistory.cChangeId, tHistory.cColumnId </text:p>
            </text:list-item>
            <text:list-item>
              <text:p text:style-name="P1">tHistoryColumn – <text:s/>použije se speciální řádek (např. řádek, kde je cTableName = tAuthorsOccurrence a cColumnName = null)</text:p>
            </text:list-item>
            <text:list-item>
              <text:p text:style-name="P36">tHistory.cOldValue = <text:s/>stara hodnota pro poloyku ROLE ci RESULTREVISION</text:p>
            </text:list-item>
            <text:list-item>
              <text:p text:style-name="P36">tHistory.cNewValue = nová hodnota pro poloyku ROLE ci RESULTREVI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Arial Unicode M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ální_20__28_síť_20_WWW_29_" style:display-name="Normální (síť WWW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5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recordId - do jen jsou ukladany informace o tOccurrence</dc:title>
    <meta:initial-creator>Lab MS</meta:initial-creator>
    <meta:creation-date>2006-04-04T12:43:00</meta:creation-date>
    <dc:creator>l l</dc:creator>
    <dc:date>2006-07-12T15:57:07</dc:date>
    <dc:language>cs-CZ</dc:language>
    <meta:editing-cycles>78</meta:editing-cycles>
    <meta:editing-duration>PT14H29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16" meta:word-count="2307" meta:character-count="17614"/>
  </office:meta>
</office:document-meta>
</file>